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style:use-window-font-color="true" fo:language="en" fo:country="US" style:language-asian="en" style:country-asian="US" style:language-complex="en" style:country-complex="US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5"/>
          <table:table-cell>
            <draw:frame table:end-cell-address="Sheet1.T18" table:end-x="34.41pt" table:end-y="12.64pt" draw:z-index="0" draw:name="グラフ 1" draw:style-name="gr1" draw:text-style-name="P1" svg:width="324.09pt" svg:height="267.68pt" svg:x="69.73pt" svg:y="0pt">
              <loext:p draw:notify-on-update-of-ranges="Sheet1.C12:Sheet1.C27 Sheet1.A12:Sheet1.A12 Sheet1.E12:Sheet1.E27 Sheet1.C30:Sheet1.C45 Sheet1.A30:Sheet1.A30 Sheet1.E30:Sheet1.E45 Sheet1.U5:Sheet1.U85 Sheet1.V5:Sheet1.V85 Sheet1.U5:Sheet1.U85 Sheet1.W5:Sheet1.W8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周波数mhz</text:p>
          </table:table-cell>
          <table:table-cell office:value-type="string" calcext:value-type="string">
            <text:p>周波数hz</text:p>
          </table:table-cell>
          <table:table-cell office:value-type="string" calcext:value-type="string">
            <text:p>電圧Vp</text:p>
          </table:table-cell>
          <table:table-cell office:value-type="string" calcext:value-type="string">
            <text:p>振幅角度</text:p>
          </table:table-cell>
          <table:table-cell office:value-type="string" calcext:value-type="string">
            <text:p>時間差</text:p>
          </table:table-cell>
          <table:table-cell office:value-type="string" calcext:value-type="string">
            <text:p>位相差</text:p>
          </table:table-cell>
          <table:table-cell office:value-type="string" calcext:value-type="string">
            <text:p>FA</text:p>
          </table:table-cell>
          <table:table-cell table:number-columns-repeated="1016"/>
        </table:table-row>
        <table:table-row table:style-name="ro1">
          <table:table-cell table:number-columns-repeated="20"/>
          <table:table-cell office:value-type="float" office:value="0.7" calcext:value-type="float">
            <text:p>0.7</text:p>
          </table:table-cell>
          <table:table-cell table:style-name="ce1" table:formula="of:=SQRT(7475.556*0.02844975^2/(([.U5]-0.905332765)^2+0.02844975^2))" office:value-type="float" office:value="11.8662314253147" calcext:value-type="float">
            <text:p>11.8662314253</text:p>
          </table:table-cell>
          <table:table-cell table:style-name="ce2" table:formula="of:=SQRT(7387.374 *0.02781407 ^2/(([.U5]-0.9041449 )^2+0.02781407 ^2))" office:value-type="float" office:value="11.6031810476114" calcext:value-type="float">
            <text:p>11.6031810476</text:p>
          </table:table-cell>
          <table:table-cell/>
          <table:table-cell table:formula="of:=0.9053327/0.0568995" office:value-type="float" office:value="15.9110835771843" calcext:value-type="float">
            <text:p>15.9110835772</text:p>
          </table:table-cell>
          <table:table-cell table:number-columns-repeated="999"/>
        </table:table-row>
        <table:table-row table:style-name="ro1">
          <table:table-cell table:number-columns-repeated="20"/>
          <table:table-cell office:value-type="float" office:value="0.705" calcext:value-type="float">
            <text:p>0.705</text:p>
          </table:table-cell>
          <table:table-cell table:style-name="ce1" table:formula="of:=SQRT(7475.556*0.02844975^2/(([.U6]-0.905332765)^2+0.02844975^2))" office:value-type="float" office:value="12.1566095532909" calcext:value-type="float">
            <text:p>12.1566095533</text:p>
          </table:table-cell>
          <table:table-cell table:style-name="ce2" table:formula="of:=SQRT(7387.374 *0.02781407 ^2/(([.U6]-0.9041449 )^2+0.02781407 ^2))" office:value-type="float" office:value="11.8889989749569" calcext:value-type="float">
            <text:p>11.888998975</text:p>
          </table:table-cell>
          <table:table-cell/>
          <table:table-cell table:style-name="ce1" table:formula="of:=0.9041449/ 0.05562814" office:value-type="float" office:value="16.2533728433128" calcext:value-type="float">
            <text:p>16.2533728433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formula="of:=COMPLEX(0;1)*COMPLEX(0;1)" office:value-type="string" office:string-value="" calcext:value-type="error">
            <text:p>#VALUE!</text:p>
          </table:table-cell>
          <table:table-cell table:number-columns-repeated="9"/>
          <table:table-cell office:value-type="float" office:value="0.71" calcext:value-type="float">
            <text:p>0.71</text:p>
          </table:table-cell>
          <table:table-cell table:style-name="ce1" table:formula="of:=SQRT(7475.556*0.02844975^2/(([.U7]-0.905332765)^2+0.02844975^2))" office:value-type="float" office:value="12.4614015562598" calcext:value-type="float">
            <text:p>12.4614015563</text:p>
          </table:table-cell>
          <table:table-cell table:style-name="ce2" table:formula="of:=SQRT(7387.374 *0.02781407 ^2/(([.U7]-0.9041449 )^2+0.02781407 ^2))" office:value-type="float" office:value="12.1891055235204" calcext:value-type="float">
            <text:p>12.189105523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715" calcext:value-type="float">
            <text:p>0.715</text:p>
          </table:table-cell>
          <table:table-cell table:style-name="ce1" table:formula="of:=SQRT(7475.556*0.02844975^2/(([.U8]-0.905332765)^2+0.02844975^2))" office:value-type="float" office:value="12.7816953257954" calcext:value-type="float">
            <text:p>12.7816953258</text:p>
          </table:table-cell>
          <table:table-cell table:style-name="ce2" table:formula="of:=SQRT(7387.374 *0.02781407 ^2/(([.U8]-0.9041449 )^2+0.02781407 ^2))" office:value-type="float" office:value="12.5045874310215" calcext:value-type="float">
            <text:p>12.50458743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72" calcext:value-type="float">
            <text:p>0.72</text:p>
          </table:table-cell>
          <table:table-cell table:style-name="ce1" table:formula="of:=SQRT(7475.556*0.02844975^2/(([.U9]-0.905332765)^2+0.02844975^2))" office:value-type="float" office:value="13.1186896308607" calcext:value-type="float">
            <text:p>13.1186896309</text:p>
          </table:table-cell>
          <table:table-cell table:style-name="ce2" table:formula="of:=SQRT(7387.374 *0.02781407 ^2/(([.U9]-0.9041449 )^2+0.02781407 ^2))" office:value-type="float" office:value="12.8366431187397" calcext:value-type="float">
            <text:p>12.8366431187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725" calcext:value-type="float">
            <text:p>0.725</text:p>
          </table:table-cell>
          <table:table-cell table:style-name="ce1" table:formula="of:=SQRT(7475.556*0.02844975^2/(([.U10]-0.905332765)^2+0.02844975^2))" office:value-type="float" office:value="13.4737084047272" calcext:value-type="float">
            <text:p>13.4737084047</text:p>
          </table:table-cell>
          <table:table-cell table:style-name="ce2" table:formula="of:=SQRT(7387.374 *0.02781407 ^2/(([.U10]-0.9041449 )^2+0.02781407 ^2))" office:value-type="float" office:value="13.1865972131389" calcext:value-type="float">
            <text:p>13.1865972131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Re(μ)</text:p>
          </table:table-cell>
          <table:table-cell office:value-type="string" calcext:value-type="string">
            <text:p>Im(μ)</text:p>
          </table:table-cell>
          <table:table-cell office:value-type="string" calcext:value-type="string">
            <text:p>Re(χ)</text:p>
          </table:table-cell>
          <table:table-cell office:value-type="string" calcext:value-type="string">
            <text:p>Im(χ)</text:p>
          </table:table-cell>
          <table:table-cell table:number-columns-repeated="7"/>
          <table:table-cell office:value-type="float" office:value="0.729999999999999" calcext:value-type="float">
            <text:p>0.73</text:p>
          </table:table-cell>
          <table:table-cell table:style-name="ce1" table:formula="of:=SQRT(7475.556*0.02844975^2/(([.U11]-0.905332765)^2+0.02844975^2))" office:value-type="float" office:value="13.8482172616708" calcext:value-type="float">
            <text:p>13.8482172617</text:p>
          </table:table-cell>
          <table:table-cell table:style-name="ce2" table:formula="of:=SQRT(7387.374 *0.02781407 ^2/(([.U11]-0.9041449 )^2+0.02781407 ^2))" office:value-type="float" office:value="13.5559173565554" calcext:value-type="float">
            <text:p>13.55591735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scending</text:p>
          </table:table-cell>
          <table:table-cell office:value-type="float" office:value="701" calcext:value-type="float">
            <text:p>701</text:p>
          </table:table-cell>
          <table:table-cell table:formula="of:=[.B12]/1000" office:value-type="float" office:value="0.701" calcext:value-type="float">
            <text:p>0.701</text:p>
          </table:table-cell>
          <table:table-cell office:value-type="float" office:value="1.44" calcext:value-type="float">
            <text:p>1.44</text:p>
          </table:table-cell>
          <table:table-cell table:formula="of:=[.D12]*10" office:value-type="float" office:value="14.4" calcext:value-type="float">
            <text:p>14.4</text:p>
          </table:table-cell>
          <table:table-cell office:value-type="float" office:value="40" calcext:value-type="float">
            <text:p>40</text:p>
          </table:table-cell>
          <table:table-cell table:formula="of:=[.F12]*[.B12]*10^(-6)*360" office:value-type="float" office:value="10.0944" calcext:value-type="float">
            <text:p>10.0944</text:p>
          </table:table-cell>
          <table:table-cell table:formula="of:=[.D12]*[.B12]*10^(-3)" office:value-type="float" office:value="1.00944" calcext:value-type="float">
            <text:p>1.00944</text:p>
          </table:table-cell>
          <table:table-cell/>
          <table:table-cell table:formula="of:=-1*IMREAL(IMPRODUCT(COMPLEX(0;[.B12]/1000*2*PI());[.N12]))" office:value-type="float" office:value="1.11165290595428" calcext:value-type="float">
            <text:p>1.111652906</text:p>
          </table:table-cell>
          <table:table-cell table:formula="of:=IMAGINARY(IMPRODUCT(COMPLEX(0;[.B12]/1000*2*PI());[.N12]))" office:value-type="float" office:value="6.24431869857121" calcext:value-type="float">
            <text:p>6.2443186986</text:p>
          </table:table-cell>
          <table:table-cell table:formula="of:=IMAGINARY([.N12])" office:value-type="float" office:value="0.252389522090005" calcext:value-type="float">
            <text:p>0.2523895221</text:p>
          </table:table-cell>
          <table:table-cell table:formula="of:=IMREAL([.N12])" office:value-type="float" office:value="1.41770925409238" calcext:value-type="float">
            <text:p>1.4177092541</text:p>
          </table:table-cell>
          <table:table-cell table:formula="of:=IMPRODUCT(COMPLEX([.D12];0);IMEXP(COMPLEX(0;[.G12]*PI()/180)))" office:value-type="string" office:string-value="1.41770925409238+0.252389522090005i" calcext:value-type="string">
            <text:p>1.41770925409238+0.252389522090005i</text:p>
          </table:table-cell>
          <table:table-cell table:number-columns-repeated="6"/>
          <table:table-cell office:value-type="float" office:value="0.734999999999999" calcext:value-type="float">
            <text:p>0.735</text:p>
          </table:table-cell>
          <table:table-cell table:style-name="ce1" table:formula="of:=SQRT(7475.556*0.02844975^2/(([.U12]-0.905332765)^2+0.02844975^2))" office:value-type="float" office:value="14.2438426519856" calcext:value-type="float">
            <text:p>14.243842652</text:p>
          </table:table-cell>
          <table:table-cell table:style-name="ce2" table:formula="of:=SQRT(7387.374 *0.02781407 ^2/(([.U12]-0.9041449 )^2+0.02781407 ^2))" office:value-type="float" office:value="13.946233731032" calcext:value-type="float">
            <text:p>13.9462337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[.B13]/1000" office:value-type="float" office:value="0.75" calcext:value-type="float">
            <text:p>0.75</text:p>
          </table:table-cell>
          <table:table-cell office:value-type="float" office:value="1.84" calcext:value-type="float">
            <text:p>1.84</text:p>
          </table:table-cell>
          <table:table-cell table:formula="of:=[.D13]*10" office:value-type="float" office:value="18.4" calcext:value-type="float">
            <text:p>18.4</text:p>
          </table:table-cell>
          <table:table-cell office:value-type="float" office:value="40" calcext:value-type="float">
            <text:p>40</text:p>
          </table:table-cell>
          <table:table-cell table:formula="of:=[.F13]*[.B13]*10^(-6)*360" office:value-type="float" office:value="10.8" calcext:value-type="float">
            <text:p>10.8</text:p>
          </table:table-cell>
          <table:table-cell table:formula="of:=[.D13]*[.B13]*10^(-3)" office:value-type="float" office:value="1.38" calcext:value-type="float">
            <text:p>1.38</text:p>
          </table:table-cell>
          <table:table-cell/>
          <table:table-cell table:formula="of:=-1*IMREAL(IMPRODUCT(COMPLEX(0;[.B13]/1000*2*PI());[.N13]))" office:value-type="float" office:value="1.62474510125013" calcext:value-type="float">
            <text:p>1.6247451013</text:p>
          </table:table-cell>
          <table:table-cell table:formula="of:=IMAGINARY(IMPRODUCT(COMPLEX(0;[.B13]/1000*2*PI());[.N13]))" office:value-type="float" office:value="8.5172120932675" calcext:value-type="float">
            <text:p>8.5172120933</text:p>
          </table:table-cell>
          <table:table-cell table:formula="of:=IMAGINARY([.N13])" office:value-type="float" office:value="0.344781618837734" calcext:value-type="float">
            <text:p>0.3447816188</text:p>
          </table:table-cell>
          <table:table-cell table:formula="of:=IMREAL([.N13])" office:value-type="float" office:value="1.80740854134079" calcext:value-type="float">
            <text:p>1.8074085413</text:p>
          </table:table-cell>
          <table:table-cell table:formula="of:=IMPRODUCT(COMPLEX([.D13];0);IMEXP(COMPLEX(0;[.G13]*PI()/180)))" office:value-type="string" office:string-value="1.80740854134079+0.344781618837734i" calcext:value-type="string">
            <text:p>1.80740854134079+0.344781618837734i</text:p>
          </table:table-cell>
          <table:table-cell table:number-columns-repeated="6"/>
          <table:table-cell office:value-type="float" office:value="0.739999999999999" calcext:value-type="float">
            <text:p>0.74</text:p>
          </table:table-cell>
          <table:table-cell table:style-name="ce1" table:formula="of:=SQRT(7475.556*0.02844975^2/(([.U13]-0.905332765)^2+0.02844975^2))" office:value-type="float" office:value="14.6623941495304" calcext:value-type="float">
            <text:p>14.6623941495</text:p>
          </table:table-cell>
          <table:table-cell table:style-name="ce2" table:formula="of:=SQRT(7387.374 *0.02781407 ^2/(([.U13]-0.9041449 )^2+0.02781407 ^2))" office:value-type="float" office:value="14.3593618094349" calcext:value-type="float">
            <text:p>14.359361809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B14]/1000"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formula="of:=[.D14]*10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F14]*[.B14]*10^(-6)*360" office:value-type="float" office:value="17.28" calcext:value-type="float">
            <text:p>17.28</text:p>
          </table:table-cell>
          <table:table-cell table:formula="of:=[.D14]*[.B14]*10^(-3)" office:value-type="float" office:value="1.92" calcext:value-type="float">
            <text:p>1.92</text:p>
          </table:table-cell>
          <table:table-cell/>
          <table:table-cell table:formula="of:=-1*IMREAL(IMPRODUCT(COMPLEX(0;[.B14]/1000*2*PI());[.N14]))" office:value-type="float" office:value="3.58342521789353" calcext:value-type="float">
            <text:p>3.5834252179</text:p>
          </table:table-cell>
          <table:table-cell table:formula="of:=IMAGINARY(IMPRODUCT(COMPLEX(0;[.B14]/1000*2*PI());[.N14]))" office:value-type="float" office:value="11.5192144855657" calcext:value-type="float">
            <text:p>11.5192144856</text:p>
          </table:table-cell>
          <table:table-cell table:formula="of:=IMAGINARY([.N14])" office:value-type="float" office:value="0.712899795784884" calcext:value-type="float">
            <text:p>0.7128997958</text:p>
          </table:table-cell>
          <table:table-cell table:formula="of:=IMREAL([.N14])" office:value-type="float" office:value="2.29167490739194" calcext:value-type="float">
            <text:p>2.2916749074</text:p>
          </table:table-cell>
          <table:table-cell table:formula="of:=IMPRODUCT(COMPLEX([.D14];0);IMEXP(COMPLEX(0;[.G14]*PI()/180)))" office:value-type="string" office:string-value="2.29167490739194+0.712899795784884i" calcext:value-type="string">
            <text:p>2.29167490739194+0.712899795784884i</text:p>
          </table:table-cell>
          <table:table-cell table:number-columns-repeated="6"/>
          <table:table-cell office:value-type="float" office:value="0.744999999999999" calcext:value-type="float">
            <text:p>0.745</text:p>
          </table:table-cell>
          <table:table-cell table:style-name="ce1" table:formula="of:=SQRT(7475.556*0.02844975^2/(([.U14]-0.905332765)^2+0.02844975^2))" office:value-type="float" office:value="15.1058904717761" calcext:value-type="float">
            <text:p>15.1058904718</text:p>
          </table:table-cell>
          <table:table-cell table:style-name="ce2" table:formula="of:=SQRT(7387.374 *0.02781407 ^2/(([.U14]-0.9041449 )^2+0.02781407 ^2))" office:value-type="float" office:value="14.7973289594724" calcext:value-type="float">
            <text:p>14.79732895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[.B15]/1000" office:value-type="float" office:value="0.85" calcext:value-type="float">
            <text:p>0.85</text:p>
          </table:table-cell>
          <table:table-cell office:value-type="float" office:value="4.16" calcext:value-type="float">
            <text:p>4.16</text:p>
          </table:table-cell>
          <table:table-cell table:formula="of:=[.D15]*10" office:value-type="float" office:value="41.6" calcext:value-type="float">
            <text:p>41.6</text:p>
          </table:table-cell>
          <table:table-cell office:value-type="float" office:value="120" calcext:value-type="float">
            <text:p>120</text:p>
          </table:table-cell>
          <table:table-cell table:formula="of:=[.F15]*[.B15]*10^(-6)*360" office:value-type="float" office:value="36.72" calcext:value-type="float">
            <text:p>36.72</text:p>
          </table:table-cell>
          <table:table-cell table:formula="of:=[.D15]*[.B15]*10^(-3)" office:value-type="float" office:value="3.536" calcext:value-type="float">
            <text:p>3.536</text:p>
          </table:table-cell>
          <table:table-cell/>
          <table:table-cell table:formula="of:=-1*IMREAL(IMPRODUCT(COMPLEX(0;[.B15]/1000*2*PI());[.N15]))" office:value-type="float" office:value="13.2838602371945" calcext:value-type="float">
            <text:p>13.2838602372</text:p>
          </table:table-cell>
          <table:table-cell table:formula="of:=IMAGINARY(IMPRODUCT(COMPLEX(0;[.B15]/1000*2*PI());[.N15]))" office:value-type="float" office:value="17.8086888376874" calcext:value-type="float">
            <text:p>17.8086888377</text:p>
          </table:table-cell>
          <table:table-cell table:formula="of:=IMAGINARY([.N15])" office:value-type="float" office:value="2.48728472951928" calcext:value-type="float">
            <text:p>2.4872847295</text:p>
          </table:table-cell>
          <table:table-cell table:formula="of:=IMREAL([.N15])" office:value-type="float" office:value="3.33451865706284" calcext:value-type="float">
            <text:p>3.3345186571</text:p>
          </table:table-cell>
          <table:table-cell table:formula="of:=IMPRODUCT(COMPLEX([.D15];0);IMEXP(COMPLEX(0;[.G15]*PI()/180)))" office:value-type="string" office:string-value="3.33451865706284+2.48728472951928i" calcext:value-type="string">
            <text:p>3.33451865706284+2.48728472951928i</text:p>
          </table:table-cell>
          <table:table-cell table:number-columns-repeated="6"/>
          <table:table-cell office:value-type="float" office:value="0.749999999999999" calcext:value-type="float">
            <text:p>0.75</text:p>
          </table:table-cell>
          <table:table-cell table:style-name="ce1" table:formula="of:=SQRT(7475.556*0.02844975^2/(([.U15]-0.905332765)^2+0.02844975^2))" office:value-type="float" office:value="15.5765899632863" calcext:value-type="float">
            <text:p>15.5765899633</text:p>
          </table:table-cell>
          <table:table-cell table:style-name="ce2" table:formula="of:=SQRT(7387.374 *0.02781407 ^2/(([.U15]-0.9041449 )^2+0.02781407 ^2))" office:value-type="float" office:value="15.2624056647191" calcext:value-type="float">
            <text:p>15.26240566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[.B16]/1000" office:value-type="float" office:value="0.875" calcext:value-type="float">
            <text:p>0.875</text:p>
          </table:table-cell>
          <table:table-cell office:value-type="float" office:value="6.08" calcext:value-type="float">
            <text:p>6.08</text:p>
          </table:table-cell>
          <table:table-cell table:formula="of:=[.D16]*10" office:value-type="float" office:value="60.8" calcext:value-type="float">
            <text:p>60.8</text:p>
          </table:table-cell>
          <table:table-cell office:value-type="float" office:value="140" calcext:value-type="float">
            <text:p>140</text:p>
          </table:table-cell>
          <table:table-cell table:formula="of:=[.F16]*[.B16]*10^(-6)*360" office:value-type="float" office:value="44.1" calcext:value-type="float">
            <text:p>44.1</text:p>
          </table:table-cell>
          <table:table-cell table:formula="of:=[.D16]*[.B16]*10^(-3)" office:value-type="float" office:value="5.32" calcext:value-type="float">
            <text:p>5.32</text:p>
          </table:table-cell>
          <table:table-cell/>
          <table:table-cell table:formula="of:=-1*IMREAL(IMPRODUCT(COMPLEX(0;[.B16]/1000*2*PI());[.N16]))" office:value-type="float" office:value="23.2619609918961" calcext:value-type="float">
            <text:p>23.2619609919</text:p>
          </table:table-cell>
          <table:table-cell table:formula="of:=IMAGINARY(IMPRODUCT(COMPLEX(0;[.B16]/1000*2*PI());[.N16]))" office:value-type="float" office:value="24.0044816069223" calcext:value-type="float">
            <text:p>24.0044816069</text:p>
          </table:table-cell>
          <table:table-cell table:formula="of:=IMAGINARY([.N16])" office:value-type="float" office:value="4.23114980328127" calcext:value-type="float">
            <text:p>4.2311498033</text:p>
          </table:table-cell>
          <table:table-cell table:formula="of:=IMREAL([.N16])" office:value-type="float" office:value="4.36620789040019" calcext:value-type="float">
            <text:p>4.3662078904</text:p>
          </table:table-cell>
          <table:table-cell table:formula="of:=IMPRODUCT(COMPLEX([.D16];0);IMEXP(COMPLEX(0;[.G16]*PI()/180)))" office:value-type="string" office:string-value="4.36620789040019+4.23114980328127i" calcext:value-type="string">
            <text:p>4.36620789040019+4.23114980328127i</text:p>
          </table:table-cell>
          <table:table-cell table:number-columns-repeated="6"/>
          <table:table-cell office:value-type="float" office:value="0.754999999999999" calcext:value-type="float">
            <text:p>0.755</text:p>
          </table:table-cell>
          <table:table-cell table:style-name="ce1" table:formula="of:=SQRT(7475.556*0.02844975^2/(([.U16]-0.905332765)^2+0.02844975^2))" office:value-type="float" office:value="16.0770264362479" calcext:value-type="float">
            <text:p>16.0770264362</text:p>
          </table:table-cell>
          <table:table-cell table:style-name="ce2" table:formula="of:=SQRT(7387.374 *0.02781407 ^2/(([.U16]-0.9041449 )^2+0.02781407 ^2))" office:value-type="float" office:value="15.757142299335" calcext:value-type="float">
            <text:p>15.757142299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[.B17]/1000" office:value-type="float" office:value="0.89" calcext:value-type="float">
            <text:p>0.89</text:p>
          </table:table-cell>
          <table:table-cell office:value-type="float" office:value="7.44" calcext:value-type="float">
            <text:p>7.44</text:p>
          </table:table-cell>
          <table:table-cell table:formula="of:=[.D17]*10" office:value-type="float" office:value="74.4" calcext:value-type="float">
            <text:p>74.4</text:p>
          </table:table-cell>
          <table:table-cell office:value-type="float" office:value="200" calcext:value-type="float">
            <text:p>200</text:p>
          </table:table-cell>
          <table:table-cell table:formula="of:=[.F17]*[.B17]*10^(-6)*360" office:value-type="float" office:value="64.08" calcext:value-type="float">
            <text:p>64.08</text:p>
          </table:table-cell>
          <table:table-cell table:formula="of:=[.D17]*[.B17]*10^(-3)" office:value-type="float" office:value="6.6216" calcext:value-type="float">
            <text:p>6.6216</text:p>
          </table:table-cell>
          <table:table-cell/>
          <table:table-cell table:formula="of:=-1*IMREAL(IMPRODUCT(COMPLEX(0;[.B17]/1000*2*PI());[.N17]))" office:value-type="float" office:value="37.419521493173" calcext:value-type="float">
            <text:p>37.4195214932</text:p>
          </table:table-cell>
          <table:table-cell table:formula="of:=IMAGINARY(IMPRODUCT(COMPLEX(0;[.B17]/1000*2*PI());[.N17]))" office:value-type="float" office:value="18.1860877471118" calcext:value-type="float">
            <text:p>18.1860877471</text:p>
          </table:table-cell>
          <table:table-cell table:formula="of:=IMAGINARY([.N17])" office:value-type="float" office:value="6.69157507165382" calcext:value-type="float">
            <text:p>6.6915750717</text:p>
          </table:table-cell>
          <table:table-cell table:formula="of:=IMREAL([.N17])" office:value-type="float" office:value="3.25214130388292" calcext:value-type="float">
            <text:p>3.2521413039</text:p>
          </table:table-cell>
          <table:table-cell table:formula="of:=IMPRODUCT(COMPLEX([.D17];0);IMEXP(COMPLEX(0;[.G17]*PI()/180)))" office:value-type="string" office:string-value="3.25214130388292+6.69157507165382i" calcext:value-type="string">
            <text:p>3.25214130388292+6.69157507165382i</text:p>
          </table:table-cell>
          <table:table-cell table:number-columns-repeated="6"/>
          <table:table-cell office:value-type="float" office:value="0.759999999999999" calcext:value-type="float">
            <text:p>0.76</text:p>
          </table:table-cell>
          <table:table-cell table:style-name="ce1" table:formula="of:=SQRT(7475.556*0.02844975^2/(([.U17]-0.905332765)^2+0.02844975^2))" office:value-type="float" office:value="16.6100514643037" calcext:value-type="float">
            <text:p>16.6100514643</text:p>
          </table:table-cell>
          <table:table-cell table:style-name="ce2" table:formula="of:=SQRT(7387.374 *0.02781407 ^2/(([.U17]-0.9041449 )^2+0.02781407 ^2))" office:value-type="float" office:value="16.2844126089174" calcext:value-type="float">
            <text:p>16.284412608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B18]/1000" office:value-type="float" office:value="0.9" calcext:value-type="float">
            <text:p>0.9</text:p>
          </table:table-cell>
          <table:table-cell office:value-type="float" office:value="8.4" calcext:value-type="float">
            <text:p>8.4</text:p>
          </table:table-cell>
          <table:table-cell table:formula="of:=[.D18]*10"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table:formula="of:=[.F18]*[.B18]*10^(-6)*360" office:value-type="float" office:value="84.24" calcext:value-type="float">
            <text:p>84.24</text:p>
          </table:table-cell>
          <table:table-cell table:formula="of:=[.D18]*[.B18]*10^(-3)" office:value-type="float" office:value="7.56" calcext:value-type="float">
            <text:p>7.56</text:p>
          </table:table-cell>
          <table:table-cell/>
          <table:table-cell table:formula="of:=-1*IMREAL(IMPRODUCT(COMPLEX(0;[.B18]/1000*2*PI());[.N18]))" office:value-type="float" office:value="47.2610497811278" calcext:value-type="float">
            <text:p>47.2610497811</text:p>
          </table:table-cell>
          <table:table-cell table:formula="of:=IMAGINARY(IMPRODUCT(COMPLEX(0;[.B18]/1000*2*PI());[.N18]))" office:value-type="float" office:value="4.76726986630329" calcext:value-type="float">
            <text:p>4.7672698663</text:p>
          </table:table-cell>
          <table:table-cell table:formula="of:=IMAGINARY([.N18])" office:value-type="float" office:value="8.35758854264292" calcext:value-type="float">
            <text:p>8.3575885426</text:p>
          </table:table-cell>
          <table:table-cell table:formula="of:=IMREAL([.N18])" office:value-type="float" office:value="0.843038404750231" calcext:value-type="float">
            <text:p>0.8430384048</text:p>
          </table:table-cell>
          <table:table-cell table:formula="of:=IMPRODUCT(COMPLEX([.D18];0);IMEXP(COMPLEX(0;[.G18]*PI()/180)))" office:value-type="string" office:string-value="0.843038404750231+8.35758854264292i" calcext:value-type="string">
            <text:p>0.843038404750231+8.35758854264292i</text:p>
          </table:table-cell>
          <table:table-cell table:number-columns-repeated="6"/>
          <table:table-cell office:value-type="float" office:value="0.764999999999999" calcext:value-type="float">
            <text:p>0.765</text:p>
          </table:table-cell>
          <table:table-cell table:style-name="ce1" table:formula="of:=SQRT(7475.556*0.02844975^2/(([.U18]-0.905332765)^2+0.02844975^2))" office:value-type="float" office:value="17.1788844789472" calcext:value-type="float">
            <text:p>17.1788844789</text:p>
          </table:table-cell>
          <table:table-cell table:style-name="ce2" table:formula="of:=SQRT(7387.374 *0.02781407 ^2/(([.U18]-0.9041449 )^2+0.02781407 ^2))" office:value-type="float" office:value="16.847465320362" calcext:value-type="float">
            <text:p>16.84746532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[.B19]/1000" office:value-type="float" office:value="0.905" calcext:value-type="float">
            <text:p>0.905</text:p>
          </table:table-cell>
          <table:table-cell office:value-type="float" office:value="8.72" calcext:value-type="float">
            <text:p>8.72</text:p>
          </table:table-cell>
          <table:table-cell table:formula="of:=[.D19]*10" office:value-type="float" office:value="87.2" calcext:value-type="float">
            <text:p>87.2</text:p>
          </table:table-cell>
          <table:table-cell office:value-type="float" office:value="300" calcext:value-type="float">
            <text:p>300</text:p>
          </table:table-cell>
          <table:table-cell table:formula="of:=[.F19]*[.B19]*10^(-6)*360" office:value-type="float" office:value="97.74" calcext:value-type="float">
            <text:p>97.74</text:p>
          </table:table-cell>
          <table:table-cell table:formula="of:=[.D19]*[.B19]*10^(-3)" office:value-type="float" office:value="7.8916" calcext:value-type="float">
            <text:p>7.8916</text:p>
          </table:table-cell>
          <table:table-cell/>
          <table:table-cell table:formula="of:=-1*IMREAL(IMPRODUCT(COMPLEX(0;[.B19]/1000*2*PI());[.N19]))" office:value-type="float" office:value="49.1326425741508" calcext:value-type="float">
            <text:p>49.1326425742</text:p>
          </table:table-cell>
          <table:table-cell table:formula="of:=IMAGINARY(IMPRODUCT(COMPLEX(0;[.B19]/1000*2*PI());[.N19]))" office:value-type="float" office:value="-6.67792530516679" calcext:value-type="float">
            <text:p>-6.6779253052</text:p>
          </table:table-cell>
          <table:table-cell table:formula="of:=IMAGINARY([.N19])" office:value-type="float" office:value="8.64055572689879" calcext:value-type="float">
            <text:p>8.6405557269</text:p>
          </table:table-cell>
          <table:table-cell table:formula="of:=IMREAL([.N19])" office:value-type="float" office:value="-1.17439206841519" calcext:value-type="float">
            <text:p>-1.1743920684</text:p>
          </table:table-cell>
          <table:table-cell table:formula="of:=IMPRODUCT(COMPLEX([.D19];0);IMEXP(COMPLEX(0;[.G19]*PI()/180)))" office:value-type="string" office:string-value="-1.17439206841519+8.64055572689879i" calcext:value-type="string">
            <text:p>-1.17439206841519+8.64055572689879i</text:p>
          </table:table-cell>
          <table:table-cell/>
          <table:table-cell>
            <draw:frame table:end-cell-address="Sheet1.T36" table:end-x="25.43pt" table:end-y="11.54pt" draw:z-index="4" draw:name="グラフ 5" draw:style-name="gr1" draw:text-style-name="P1" svg:width="314.19pt" svg:height="263.34pt" svg:x="70.64pt" svg:y="3.23pt">
              <loext:p draw:notify-on-update-of-ranges="Sheet1.C12:Sheet1.C27 Sheet1.A12:Sheet1.A12 Sheet1.G12:Sheet1.G27 Sheet1.C30:Sheet1.C45 Sheet1.A30:Sheet1.A30 Sheet1.G30:Sheet1.G4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office:value-type="float" office:value="0.769999999999999" calcext:value-type="float">
            <text:p>0.77</text:p>
          </table:table-cell>
          <table:table-cell table:style-name="ce1" table:formula="of:=SQRT(7475.556*0.02844975^2/(([.U19]-0.905332765)^2+0.02844975^2))" office:value-type="float" office:value="17.787172334211" calcext:value-type="float">
            <text:p>17.7871723342</text:p>
          </table:table-cell>
          <table:table-cell table:style-name="ce2" table:formula="of:=SQRT(7387.374 *0.02781407 ^2/(([.U19]-0.9041449 )^2+0.02781407 ^2))" office:value-type="float" office:value="17.4499856433461" calcext:value-type="float">
            <text:p>17.44998564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[.B20]/1000" office:value-type="float" office:value="0.906" calcext:value-type="float">
            <text:p>0.906</text:p>
          </table:table-cell>
          <table:table-cell office:value-type="float" office:value="8.72" calcext:value-type="float">
            <text:p>8.72</text:p>
          </table:table-cell>
          <table:table-cell table:formula="of:=[.D20]*10" office:value-type="float" office:value="87.2" calcext:value-type="float">
            <text:p>87.2</text:p>
          </table:table-cell>
          <table:table-cell office:value-type="float" office:value="320" calcext:value-type="float">
            <text:p>320</text:p>
          </table:table-cell>
          <table:table-cell table:formula="of:=[.F20]*[.B20]*10^(-6)*360" office:value-type="float" office:value="104.3712" calcext:value-type="float">
            <text:p>104.3712</text:p>
          </table:table-cell>
          <table:table-cell table:formula="of:=[.D20]*[.B20]*10^(-3)" office:value-type="float" office:value="7.90032" calcext:value-type="float">
            <text:p>7.90032</text:p>
          </table:table-cell>
          <table:table-cell/>
          <table:table-cell table:formula="of:=-1*IMREAL(IMPRODUCT(COMPLEX(0;[.B20]/1000*2*PI());[.N20]))" office:value-type="float" office:value="48.0858676769188" calcext:value-type="float">
            <text:p>48.0858676769</text:p>
          </table:table-cell>
          <table:table-cell table:formula="of:=IMAGINARY(IMPRODUCT(COMPLEX(0;[.B20]/1000*2*PI());[.N20]))" office:value-type="float" office:value="-12.3205916809138" calcext:value-type="float">
            <text:p>-12.3205916809</text:p>
          </table:table-cell>
          <table:table-cell table:formula="of:=IMAGINARY([.N20])" office:value-type="float" office:value="8.44713414309538" calcext:value-type="float">
            <text:p>8.4471341431</text:p>
          </table:table-cell>
          <table:table-cell table:formula="of:=IMREAL([.N20])" office:value-type="float" office:value="-2.16433009694736" calcext:value-type="float">
            <text:p>-2.1643300969</text:p>
          </table:table-cell>
          <table:table-cell table:formula="of:=IMPRODUCT(COMPLEX([.D20];0);IMEXP(COMPLEX(0;[.G20]*PI()/180)))" office:value-type="string" office:string-value="-2.16433009694736+8.44713414309538i" calcext:value-type="string">
            <text:p>-2.16433009694736+8.44713414309538i</text:p>
          </table:table-cell>
          <table:table-cell table:number-columns-repeated="6"/>
          <table:table-cell office:value-type="float" office:value="0.774999999999999" calcext:value-type="float">
            <text:p>0.775</text:p>
          </table:table-cell>
          <table:table-cell table:style-name="ce1" table:formula="of:=SQRT(7475.556*0.02844975^2/(([.U20]-0.905332765)^2+0.02844975^2))" office:value-type="float" office:value="18.4390604016131" calcext:value-type="float">
            <text:p>18.4390604016</text:p>
          </table:table-cell>
          <table:table-cell table:style-name="ce2" table:formula="of:=SQRT(7387.374 *0.02781407 ^2/(([.U20]-0.9041449 )^2+0.02781407 ^2))" office:value-type="float" office:value="18.096168853455" calcext:value-type="float">
            <text:p>18.09616885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7.5" calcext:value-type="float">
            <text:p>907.5</text:p>
          </table:table-cell>
          <table:table-cell table:formula="of:=[.B21]/1000" office:value-type="float" office:value="0.9075" calcext:value-type="float">
            <text:p>0.9075</text:p>
          </table:table-cell>
          <table:table-cell office:value-type="float" office:value="8.72" calcext:value-type="float">
            <text:p>8.72</text:p>
          </table:table-cell>
          <table:table-cell table:formula="of:=[.D21]*10" office:value-type="float" office:value="87.2" calcext:value-type="float">
            <text:p>87.2</text:p>
          </table:table-cell>
          <table:table-cell office:value-type="float" office:value="300" calcext:value-type="float">
            <text:p>300</text:p>
          </table:table-cell>
          <table:table-cell table:formula="of:=[.F21]*[.B21]*10^(-6)*360" office:value-type="float" office:value="98.01" calcext:value-type="float">
            <text:p>98.01</text:p>
          </table:table-cell>
          <table:table-cell table:formula="of:=[.D21]*[.B21]*10^(-3)" office:value-type="float" office:value="7.9134" calcext:value-type="float">
            <text:p>7.9134</text:p>
          </table:table-cell>
          <table:table-cell/>
          <table:table-cell table:formula="of:=-1*IMREAL(IMPRODUCT(COMPLEX(0;[.B21]/1000*2*PI());[.N21]))" office:value-type="float" office:value="49.2362652697035" calcext:value-type="float">
            <text:p>49.2362652697</text:p>
          </table:table-cell>
          <table:table-cell table:formula="of:=IMAGINARY(IMPRODUCT(COMPLEX(0;[.B21]/1000*2*PI());[.N21]))" office:value-type="float" office:value="-6.92846911656446" calcext:value-type="float">
            <text:p>-6.9284691166</text:p>
          </table:table-cell>
          <table:table-cell table:formula="of:=IMAGINARY([.N21])" office:value-type="float" office:value="8.63492561659188" calcext:value-type="float">
            <text:p>8.6349256166</text:p>
          </table:table-cell>
          <table:table-cell table:formula="of:=IMREAL([.N21])" office:value-type="float" office:value="-1.21509653769782" calcext:value-type="float">
            <text:p>-1.2150965377</text:p>
          </table:table-cell>
          <table:table-cell table:formula="of:=IMPRODUCT(COMPLEX([.D21];0);IMEXP(COMPLEX(0;[.G21]*PI()/180)))" office:value-type="string" office:string-value="-1.21509653769782+8.63492561659188i" calcext:value-type="string">
            <text:p>-1.21509653769782+8.63492561659188i</text:p>
          </table:table-cell>
          <table:table-cell table:number-columns-repeated="6"/>
          <table:table-cell office:value-type="float" office:value="0.779999999999999" calcext:value-type="float">
            <text:p>0.78</text:p>
          </table:table-cell>
          <table:table-cell table:style-name="ce1" table:formula="of:=SQRT(7475.556*0.02844975^2/(([.U21]-0.905332765)^2+0.02844975^2))" office:value-type="float" office:value="19.1392777533232" calcext:value-type="float">
            <text:p>19.1392777533</text:p>
          </table:table-cell>
          <table:table-cell table:style-name="ce2" table:formula="of:=SQRT(7387.374 *0.02781407 ^2/(([.U21]-0.9041449 )^2+0.02781407 ^2))" office:value-type="float" office:value="18.7908086848849" calcext:value-type="float">
            <text:p>18.790808684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[.B22]/1000" office:value-type="float" office:value="0.91" calcext:value-type="float">
            <text:p>0.91</text:p>
          </table:table-cell>
          <table:table-cell office:value-type="float" office:value="8.48" calcext:value-type="float">
            <text:p>8.48</text:p>
          </table:table-cell>
          <table:table-cell table:formula="of:=[.D22]*10" office:value-type="float" office:value="84.8" calcext:value-type="float">
            <text:p>84.8</text:p>
          </table:table-cell>
          <table:table-cell office:value-type="float" office:value="340" calcext:value-type="float">
            <text:p>340</text:p>
          </table:table-cell>
          <table:table-cell table:formula="of:=[.F22]*[.B22]*10^(-6)*360" office:value-type="float" office:value="111.384" calcext:value-type="float">
            <text:p>111.384</text:p>
          </table:table-cell>
          <table:table-cell table:formula="of:=[.D22]*[.B22]*10^(-3)" office:value-type="float" office:value="7.7168" calcext:value-type="float">
            <text:p>7.7168</text:p>
          </table:table-cell>
          <table:table-cell/>
          <table:table-cell table:formula="of:=-1*IMREAL(IMPRODUCT(COMPLEX(0;[.B22]/1000*2*PI());[.N22]))" office:value-type="float" office:value="45.1481894725738" calcext:value-type="float">
            <text:p>45.1481894726</text:p>
          </table:table-cell>
          <table:table-cell table:formula="of:=IMAGINARY(IMPRODUCT(COMPLEX(0;[.B22]/1000*2*PI());[.N22]))" office:value-type="float" office:value="-17.678839489687" calcext:value-type="float">
            <text:p>-17.6788394897</text:p>
          </table:table-cell>
          <table:table-cell table:formula="of:=IMAGINARY([.N22])" office:value-type="float" office:value="7.89621706176878" calcext:value-type="float">
            <text:p>7.8962170618</text:p>
          </table:table-cell>
          <table:table-cell table:formula="of:=IMREAL([.N22])" office:value-type="float" office:value="-3.09195021199108" calcext:value-type="float">
            <text:p>-3.091950212</text:p>
          </table:table-cell>
          <table:table-cell table:formula="of:=IMPRODUCT(COMPLEX([.D22];0);IMEXP(COMPLEX(0;[.G22]*PI()/180)))" office:value-type="string" office:string-value="-3.09195021199108+7.89621706176878i" calcext:value-type="string">
            <text:p>-3.09195021199108+7.89621706176878i</text:p>
          </table:table-cell>
          <table:table-cell table:number-columns-repeated="6"/>
          <table:table-cell office:value-type="float" office:value="0.784999999999998" calcext:value-type="float">
            <text:p>0.785</text:p>
          </table:table-cell>
          <table:table-cell table:style-name="ce1" table:formula="of:=SQRT(7475.556*0.02844975^2/(([.U22]-0.905332765)^2+0.02844975^2))" office:value-type="float" office:value="19.8932396111816" calcext:value-type="float">
            <text:p>19.8932396112</text:p>
          </table:table-cell>
          <table:table-cell table:style-name="ce2" table:formula="of:=SQRT(7387.374 *0.02781407 ^2/(([.U22]-0.9041449 )^2+0.02781407 ^2))" office:value-type="float" office:value="19.5394039368068" calcext:value-type="float">
            <text:p>19.53940393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[.B23]/1000" office:value-type="float" office:value="0.92" calcext:value-type="float">
            <text:p>0.92</text:p>
          </table:table-cell>
          <table:table-cell office:value-type="float" office:value="7.6" calcext:value-type="float">
            <text:p>7.6</text:p>
          </table:table-cell>
          <table:table-cell table:formula="of:=[.D23]*10"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 table:formula="of:=[.F23]*[.B23]*10^(-6)*360" office:value-type="float" office:value="119.232" calcext:value-type="float">
            <text:p>119.232</text:p>
          </table:table-cell>
          <table:table-cell table:formula="of:=[.D23]*[.B23]*10^(-3)" office:value-type="float" office:value="6.992" calcext:value-type="float">
            <text:p>6.992</text:p>
          </table:table-cell>
          <table:table-cell/>
          <table:table-cell table:formula="of:=-1*IMREAL(IMPRODUCT(COMPLEX(0;[.B23]/1000*2*PI());[.N23]))" office:value-type="float" office:value="38.3372641028049" calcext:value-type="float">
            <text:p>38.3372641028</text:p>
          </table:table-cell>
          <table:table-cell table:formula="of:=IMAGINARY(IMPRODUCT(COMPLEX(0;[.B23]/1000*2*PI());[.N23]))" office:value-type="float" office:value="-21.454080907192" calcext:value-type="float">
            <text:p>-21.4540809072</text:p>
          </table:table-cell>
          <table:table-cell table:formula="of:=IMAGINARY([.N23])" office:value-type="float" office:value="6.63213596367486" calcext:value-type="float">
            <text:p>6.6321359637</text:p>
          </table:table-cell>
          <table:table-cell table:formula="of:=IMREAL([.N23])" office:value-type="float" office:value="-3.71143807160115" calcext:value-type="float">
            <text:p>-3.7114380716</text:p>
          </table:table-cell>
          <table:table-cell table:formula="of:=IMPRODUCT(COMPLEX([.D23];0);IMEXP(COMPLEX(0;[.G23]*PI()/180)))" office:value-type="string" office:string-value="-3.71143807160115+6.63213596367486i" calcext:value-type="string">
            <text:p>-3.71143807160115+6.63213596367486i</text:p>
          </table:table-cell>
          <table:table-cell table:number-columns-repeated="6"/>
          <table:table-cell office:value-type="float" office:value="0.789999999999998" calcext:value-type="float">
            <text:p>0.79</text:p>
          </table:table-cell>
          <table:table-cell table:style-name="ce1" table:formula="of:=SQRT(7475.556*0.02844975^2/(([.U23]-0.905332765)^2+0.02844975^2))" office:value-type="float" office:value="20.7071710098578" calcext:value-type="float">
            <text:p>20.7071710099</text:p>
          </table:table-cell>
          <table:table-cell table:style-name="ce2" table:formula="of:=SQRT(7387.374 *0.02781407 ^2/(([.U23]-0.9041449 )^2+0.02781407 ^2))" office:value-type="float" office:value="20.3482875443567" calcext:value-type="float">
            <text:p>20.34828754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[.B24]/1000" office:value-type="float" office:value="0.94" calcext:value-type="float">
            <text:p>0.94</text:p>
          </table:table-cell>
          <table:table-cell office:value-type="float" office:value="5.44" calcext:value-type="float">
            <text:p>5.44</text:p>
          </table:table-cell>
          <table:table-cell table:formula="of:=[.D24]*10" office:value-type="float" office:value="54.4" calcext:value-type="float">
            <text:p>54.4</text:p>
          </table:table-cell>
          <table:table-cell office:value-type="float" office:value="400" calcext:value-type="float">
            <text:p>400</text:p>
          </table:table-cell>
          <table:table-cell table:formula="of:=[.F24]*[.B24]*10^(-6)*360" office:value-type="float" office:value="135.36" calcext:value-type="float">
            <text:p>135.36</text:p>
          </table:table-cell>
          <table:table-cell table:formula="of:=[.D24]*[.B24]*10^(-3)" office:value-type="float" office:value="5.1136" calcext:value-type="float">
            <text:p>5.1136</text:p>
          </table:table-cell>
          <table:table-cell/>
          <table:table-cell table:formula="of:=-1*IMREAL(IMPRODUCT(COMPLEX(0;[.B24]/1000*2*PI());[.N24]))" office:value-type="float" office:value="22.5759301958268" calcext:value-type="float">
            <text:p>22.5759301958</text:p>
          </table:table-cell>
          <table:table-cell table:formula="of:=IMAGINARY(IMPRODUCT(COMPLEX(0;[.B24]/1000*2*PI());[.N24]))" office:value-type="float" office:value="-22.8614252771058" calcext:value-type="float">
            <text:p>-22.8614252771</text:p>
          </table:table-cell>
          <table:table-cell table:formula="of:=IMAGINARY([.N24])" office:value-type="float" office:value="3.82241583570576" calcext:value-type="float">
            <text:p>3.8224158357</text:p>
          </table:table-cell>
          <table:table-cell table:formula="of:=IMREAL([.N24])" office:value-type="float" office:value="-3.8707540840185" calcext:value-type="float">
            <text:p>-3.870754084</text:p>
          </table:table-cell>
          <table:table-cell table:formula="of:=IMPRODUCT(COMPLEX([.D24];0);IMEXP(COMPLEX(0;[.G24]*PI()/180)))" office:value-type="string" office:string-value="-3.8707540840185+3.82241583570576i" calcext:value-type="string">
            <text:p>-3.8707540840185+3.82241583570576i</text:p>
          </table:table-cell>
          <table:table-cell table:number-columns-repeated="6"/>
          <table:table-cell office:value-type="float" office:value="0.794999999999998" calcext:value-type="float">
            <text:p>0.795</text:p>
          </table:table-cell>
          <table:table-cell table:style-name="ce1" table:formula="of:=SQRT(7475.556*0.02844975^2/(([.U24]-0.905332765)^2+0.02844975^2))" office:value-type="float" office:value="21.5882565727469" calcext:value-type="float">
            <text:p>21.5882565727</text:p>
          </table:table-cell>
          <table:table-cell table:style-name="ce2" table:formula="of:=SQRT(7387.374 *0.02781407 ^2/(([.U24]-0.9041449 )^2+0.02781407 ^2))" office:value-type="float" office:value="21.2247834183353" calcext:value-type="float">
            <text:p>21.22478341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[.B25]/1000"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formula="of:=[.D25]*10"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formula="of:=[.F25]*[.B25]*10^(-6)*360" office:value-type="float" office:value="172.8" calcext:value-type="float">
            <text:p>172.8</text:p>
          </table:table-cell>
          <table:table-cell table:formula="of:=[.D25]*[.B25]*10^(-3)" office:value-type="float" office:value="3.84" calcext:value-type="float">
            <text:p>3.84</text:p>
          </table:table-cell>
          <table:table-cell/>
          <table:table-cell table:formula="of:=-1*IMREAL(IMPRODUCT(COMPLEX(0;[.B25]/1000*2*PI());[.N25]))" office:value-type="float" office:value="3.02396901746901" calcext:value-type="float">
            <text:p>3.0239690175</text:p>
          </table:table-cell>
          <table:table-cell table:formula="of:=IMAGINARY(IMPRODUCT(COMPLEX(0;[.B25]/1000*2*PI());[.N25]))" office:value-type="float" office:value="-23.9371795750502" calcext:value-type="float">
            <text:p>-23.9371795751</text:p>
          </table:table-cell>
          <table:table-cell table:formula="of:=IMAGINARY([.N25])" office:value-type="float" office:value="0.501332934257224" calcext:value-type="float">
            <text:p>0.5013329343</text:p>
          </table:table-cell>
          <table:table-cell table:formula="of:=IMREAL([.N25])" office:value-type="float" office:value="-3.96845880525791" calcext:value-type="float">
            <text:p>-3.9684588053</text:p>
          </table:table-cell>
          <table:table-cell table:formula="of:=IMPRODUCT(COMPLEX([.D25];0);IMEXP(COMPLEX(0;[.G25]*PI()/180)))" office:value-type="string" office:string-value="-3.96845880525791+0.501332934257224i" calcext:value-type="string">
            <text:p>-3.96845880525791+0.501332934257224i</text:p>
          </table:table-cell>
          <table:table-cell table:number-columns-repeated="6"/>
          <table:table-cell office:value-type="float" office:value="0.799999999999998" calcext:value-type="float">
            <text:p>0.8</text:p>
          </table:table-cell>
          <table:table-cell table:style-name="ce1" table:formula="of:=SQRT(7475.556*0.02844975^2/(([.U25]-0.905332765)^2+0.02844975^2))" office:value-type="float" office:value="22.5448224537291" calcext:value-type="float">
            <text:p>22.5448224537</text:p>
          </table:table-cell>
          <table:table-cell table:style-name="ce2" table:formula="of:=SQRT(7387.374 *0.02781407 ^2/(([.U25]-0.9041449 )^2+0.02781407 ^2))" office:value-type="float" office:value="22.1773976504228" calcext:value-type="float">
            <text:p>22.177397650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26]/1000"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table:formula="of:=[.D26]*10" office:value-type="float" office:value="24.8" calcext:value-type="float">
            <text:p>24.8</text:p>
          </table:table-cell>
          <table:table-cell office:value-type="float" office:value="460" calcext:value-type="float">
            <text:p>460</text:p>
          </table:table-cell>
          <table:table-cell table:formula="of:=[.F26]*[.B26]*10^(-6)*360" office:value-type="float" office:value="165.6" calcext:value-type="float">
            <text:p>165.6</text:p>
          </table:table-cell>
          <table:table-cell table:formula="of:=[.D26]*[.B26]*10^(-3)" office:value-type="float" office:value="2.48" calcext:value-type="float">
            <text:p>2.48</text:p>
          </table:table-cell>
          <table:table-cell/>
          <table:table-cell table:formula="of:=-1*IMREAL(IMPRODUCT(COMPLEX(0;[.B26]/1000*2*PI());[.N26]))" office:value-type="float" office:value="3.87516031979434" calcext:value-type="float">
            <text:p>3.8751603198</text:p>
          </table:table-cell>
          <table:table-cell table:formula="of:=IMAGINARY(IMPRODUCT(COMPLEX(0;[.B26]/1000*2*PI());[.N26]))" office:value-type="float" office:value="-15.0927529672267" calcext:value-type="float">
            <text:p>-15.0927529672</text:p>
          </table:table-cell>
          <table:table-cell table:formula="of:=IMAGINARY([.N26])" office:value-type="float" office:value="0.616750920168838" calcext:value-type="float">
            <text:p>0.6167509202</text:p>
          </table:table-cell>
          <table:table-cell table:formula="of:=IMREAL([.N26])" office:value-type="float" office:value="-2.402086239599" calcext:value-type="float">
            <text:p>-2.4020862396</text:p>
          </table:table-cell>
          <table:table-cell table:formula="of:=IMPRODUCT(COMPLEX([.D26];0);IMEXP(COMPLEX(0;[.G26]*PI()/180)))" office:value-type="string" office:string-value="-2.402086239599+0.616750920168838i" calcext:value-type="string">
            <text:p>-2.402086239599+0.616750920168838i</text:p>
          </table:table-cell>
          <table:table-cell table:number-columns-repeated="6"/>
          <table:table-cell office:value-type="float" office:value="0.804999999999998" calcext:value-type="float">
            <text:p>0.805</text:p>
          </table:table-cell>
          <table:table-cell table:style-name="ce1" table:formula="of:=SQRT(7475.556*0.02844975^2/(([.U26]-0.905332765)^2+0.02844975^2))" office:value-type="float" office:value="23.5865578649464" calcext:value-type="float">
            <text:p>23.5865578649</text:p>
          </table:table-cell>
          <table:table-cell table:style-name="ce2" table:formula="of:=SQRT(7387.374 *0.02781407 ^2/(([.U26]-0.9041449 )^2+0.02781407 ^2))" office:value-type="float" office:value="23.216052232087" calcext:value-type="float">
            <text:p>23.21605223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[.B27]/1000"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formula="of:=[.D27]*10"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formula="of:=[.F27]*[.B27]*10^(-6)*360" office:value-type="float" office:value="150.48" calcext:value-type="float">
            <text:p>150.48</text:p>
          </table:table-cell>
          <table:table-cell table:formula="of:=[.D27]*[.B27]*10^(-3)" office:value-type="float" office:value="1.32" calcext:value-type="float">
            <text:p>1.32</text:p>
          </table:table-cell>
          <table:table-cell/>
          <table:table-cell table:formula="of:=-1*IMREAL(IMPRODUCT(COMPLEX(0;[.B27]/1000*2*PI());[.N27]))" office:value-type="float" office:value="4.08658429457767" calcext:value-type="float">
            <text:p>4.0865842946</text:p>
          </table:table-cell>
          <table:table-cell table:formula="of:=IMAGINARY(IMPRODUCT(COMPLEX(0;[.B27]/1000*2*PI());[.N27]))" office:value-type="float" office:value="-7.21713403208943" calcext:value-type="float">
            <text:p>-7.2171340321</text:p>
          </table:table-cell>
          <table:table-cell table:formula="of:=IMAGINARY([.N27])" office:value-type="float" office:value="0.591272809857947" calcext:value-type="float">
            <text:p>0.5912728099</text:p>
          </table:table-cell>
          <table:table-cell table:formula="of:=IMREAL([.N27])" office:value-type="float" office:value="-1.04422050560343" calcext:value-type="float">
            <text:p>-1.0442205056</text:p>
          </table:table-cell>
          <table:table-cell table:formula="of:=IMPRODUCT(COMPLEX([.D27];0);IMEXP(COMPLEX(0;[.G27]*PI()/180)))" office:value-type="string" office:string-value="-1.04422050560343+0.591272809857947i" calcext:value-type="string">
            <text:p>-1.04422050560343+0.591272809857947i</text:p>
          </table:table-cell>
          <table:table-cell table:number-columns-repeated="6"/>
          <table:table-cell office:value-type="float" office:value="0.809999999999998" calcext:value-type="float">
            <text:p>0.81</text:p>
          </table:table-cell>
          <table:table-cell table:style-name="ce1" table:formula="of:=SQRT(7475.556*0.02844975^2/(([.U27]-0.905332765)^2+0.02844975^2))" office:value-type="float" office:value="24.7247851566163" calcext:value-type="float">
            <text:p>24.7247851566</text:p>
          </table:table-cell>
          <table:table-cell table:style-name="ce2" table:formula="of:=SQRT(7387.374 *0.02781407 ^2/(([.U27]-0.9041449 )^2+0.02781407 ^2))" office:value-type="float" office:value="24.3523712234455" calcext:value-type="float">
            <text:p>24.3523712234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[.B28]/1000" office:value-type="float" office:value="0" calcext:value-type="float">
            <text:p>0</text:p>
          </table:table-cell>
          <table:table-cell/>
          <table:table-cell table:formula="of:=[.D28]*10" office:value-type="float" office:value="0" calcext:value-type="float">
            <text:p>0</text:p>
          </table:table-cell>
          <table:table-cell table:number-columns-repeated="15"/>
          <table:table-cell office:value-type="float" office:value="0.814999999999998" calcext:value-type="float">
            <text:p>0.815</text:p>
          </table:table-cell>
          <table:table-cell table:style-name="ce1" table:formula="of:=SQRT(7475.556*0.02844975^2/(([.U28]-0.905332765)^2+0.02844975^2))" office:value-type="float" office:value="25.9727890118933" calcext:value-type="float">
            <text:p>25.9727890119</text:p>
          </table:table-cell>
          <table:table-cell table:style-name="ce2" table:formula="of:=SQRT(7387.374 *0.02781407 ^2/(([.U28]-0.9041449 )^2+0.02781407 ^2))" office:value-type="float" office:value="25.6000312148715" calcext:value-type="float">
            <text:p>25.6000312149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[.B29]/1000" office:value-type="float" office:value="0" calcext:value-type="float">
            <text:p>0</text:p>
          </table:table-cell>
          <table:table-cell/>
          <table:table-cell table:formula="of:=[.D29]*10" office:value-type="float" office:value="0" calcext:value-type="float">
            <text:p>0</text:p>
          </table:table-cell>
          <table:table-cell table:number-columns-repeated="15"/>
          <table:table-cell office:value-type="float" office:value="0.819999999999998" calcext:value-type="float">
            <text:p>0.82</text:p>
          </table:table-cell>
          <table:table-cell table:style-name="ce1" table:formula="of:=SQRT(7475.556*0.02844975^2/(([.U29]-0.905332765)^2+0.02844975^2))" office:value-type="float" office:value="27.3462166424246" calcext:value-type="float">
            <text:p>27.3462166424</text:p>
          </table:table-cell>
          <table:table-cell table:style-name="ce2" table:formula="of:=SQRT(7387.374 *0.02781407 ^2/(([.U29]-0.9041449 )^2+0.02781407 ^2))" office:value-type="float" office:value="26.9751896219636" calcext:value-type="float">
            <text:p>26.9751896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scending</text:p>
          </table:table-cell>
          <table:table-cell office:value-type="float" office:value="701" calcext:value-type="float">
            <text:p>701</text:p>
          </table:table-cell>
          <table:table-cell table:formula="of:=[.B30]/1000" office:value-type="float" office:value="0.701" calcext:value-type="float">
            <text:p>0.701</text:p>
          </table:table-cell>
          <table:table-cell office:value-type="float" office:value="1.52" calcext:value-type="float">
            <text:p>1.52</text:p>
          </table:table-cell>
          <table:table-cell table:formula="of:=[.D30]*10" office:value-type="float" office:value="15.2" calcext:value-type="float">
            <text:p>15.2</text:p>
          </table:table-cell>
          <table:table-cell office:value-type="float" office:value="60" calcext:value-type="float">
            <text:p>60</text:p>
          </table:table-cell>
          <table:table-cell table:formula="of:=[.F30]*[.B30]*10^(-6)*360" office:value-type="float" office:value="15.1416" calcext:value-type="float">
            <text:p>15.1416</text:p>
          </table:table-cell>
          <table:table-cell table:formula="of:=[.B30]*[.D30]*10^(-3)" office:value-type="float" office:value="1.06552" calcext:value-type="float">
            <text:p>1.06552</text:p>
          </table:table-cell>
          <table:table-cell table:number-columns-repeated="12"/>
          <table:table-cell office:value-type="float" office:value="0.824999999999998" calcext:value-type="float">
            <text:p>0.825</text:p>
          </table:table-cell>
          <table:table-cell table:style-name="ce1" table:formula="of:=SQRT(7475.556*0.02844975^2/(([.U30]-0.905332765)^2+0.02844975^2))" office:value-type="float" office:value="28.8635611908743" calcext:value-type="float">
            <text:p>28.8635611909</text:p>
          </table:table-cell>
          <table:table-cell table:style-name="ce2" table:formula="of:=SQRT(7387.374 *0.02781407 ^2/(([.U30]-0.9041449 )^2+0.02781407 ^2))" office:value-type="float" office:value="28.4970050819445" calcext:value-type="float">
            <text:p>28.49700508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[.B31]/1000" office:value-type="float" office:value="0.75" calcext:value-type="float">
            <text:p>0.75</text:p>
          </table:table-cell>
          <table:table-cell office:value-type="float" office:value="1.84" calcext:value-type="float">
            <text:p>1.84</text:p>
          </table:table-cell>
          <table:table-cell table:formula="of:=[.D31]*10" office:value-type="float" office:value="18.4" calcext:value-type="float">
            <text:p>18.4</text:p>
          </table:table-cell>
          <table:table-cell office:value-type="float" office:value="60" calcext:value-type="float">
            <text:p>60</text:p>
          </table:table-cell>
          <table:table-cell table:formula="of:=[.F31]*[.B31]*10^(-6)*360" office:value-type="float" office:value="16.2" calcext:value-type="float">
            <text:p>16.2</text:p>
          </table:table-cell>
          <table:table-cell table:formula="of:=[.B31]*[.D31]*10^(-3)" office:value-type="float" office:value="1.38" calcext:value-type="float">
            <text:p>1.38</text:p>
          </table:table-cell>
          <table:table-cell table:number-columns-repeated="12"/>
          <table:table-cell office:value-type="float" office:value="0.829999999999997" calcext:value-type="float">
            <text:p>0.83</text:p>
          </table:table-cell>
          <table:table-cell table:style-name="ce1" table:formula="of:=SQRT(7475.556*0.02844975^2/(([.U31]-0.905332765)^2+0.02844975^2))" office:value-type="float" office:value="30.546738335219" calcext:value-type="float">
            <text:p>30.5467383352</text:p>
          </table:table-cell>
          <table:table-cell table:style-name="ce2" table:formula="of:=SQRT(7387.374 *0.02781407 ^2/(([.U31]-0.9041449 )^2+0.02781407 ^2))" office:value-type="float" office:value="30.1882623310539" calcext:value-type="float">
            <text:p>30.18826233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B32]/1000" office:value-type="float" office:value="0.8" calcext:value-type="float">
            <text:p>0.8</text:p>
          </table:table-cell>
          <table:table-cell office:value-type="float" office:value="2.56" calcext:value-type="float">
            <text:p>2.56</text:p>
          </table:table-cell>
          <table:table-cell table:formula="of:=[.D32]*10" office:value-type="float" office:value="25.6" calcext:value-type="float">
            <text:p>25.6</text:p>
          </table:table-cell>
          <table:table-cell office:value-type="float" office:value="80" calcext:value-type="float">
            <text:p>80</text:p>
          </table:table-cell>
          <table:table-cell table:formula="of:=[.F32]*[.B32]*10^(-6)*360" office:value-type="float" office:value="23.04" calcext:value-type="float">
            <text:p>23.04</text:p>
          </table:table-cell>
          <table:table-cell table:formula="of:=[.B32]*[.D32]*10^(-3)" office:value-type="float" office:value="2.048" calcext:value-type="float">
            <text:p>2.048</text:p>
          </table:table-cell>
          <table:table-cell table:number-columns-repeated="12"/>
          <table:table-cell office:value-type="float" office:value="0.834999999999997" calcext:value-type="float">
            <text:p>0.835</text:p>
          </table:table-cell>
          <table:table-cell table:style-name="ce1" table:formula="of:=SQRT(7475.556*0.02844975^2/(([.U32]-0.905332765)^2+0.02844975^2))" office:value-type="float" office:value="32.4217582329392" calcext:value-type="float">
            <text:p>32.4217582329</text:p>
          </table:table-cell>
          <table:table-cell table:style-name="ce2" table:formula="of:=SQRT(7387.374 *0.02781407 ^2/(([.U32]-0.9041449 )^2+0.02781407 ^2))" office:value-type="float" office:value="32.0761060181778" calcext:value-type="float">
            <text:p>32.076106018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[.B33]/1000" office:value-type="float" office:value="0.85" calcext:value-type="float">
            <text:p>0.85</text:p>
          </table:table-cell>
          <table:table-cell office:value-type="float" office:value="4.16" calcext:value-type="float">
            <text:p>4.16</text:p>
          </table:table-cell>
          <table:table-cell table:formula="of:=[.D33]*10" office:value-type="float" office:value="41.6" calcext:value-type="float">
            <text:p>41.6</text:p>
          </table:table-cell>
          <table:table-cell office:value-type="float" office:value="100" calcext:value-type="float">
            <text:p>100</text:p>
          </table:table-cell>
          <table:table-cell table:formula="of:=[.F33]*[.B33]*10^(-6)*360" office:value-type="float" office:value="30.6" calcext:value-type="float">
            <text:p>30.6</text:p>
          </table:table-cell>
          <table:table-cell table:formula="of:=[.B33]*[.D33]*10^(-3)" office:value-type="float" office:value="3.536" calcext:value-type="float">
            <text:p>3.536</text:p>
          </table:table-cell>
          <table:table-cell table:number-columns-repeated="3"/>
          <table:table-cell>
            <draw:frame table:end-cell-address="Sheet1.O50" table:end-x="36.57pt" table:end-y="3.49pt" draw:z-index="2" draw:name="グラフ 3" draw:style-name="gr1" draw:text-style-name="P1" svg:width="270.65pt" svg:height="245.76pt" svg:x="35.52pt" svg:y="12.73pt">
              <loext:p draw:notify-on-update-of-ranges="Sheet1.C12:Sheet1.C27 Sheet1.J11:Sheet1.J11 Sheet1.K12:Sheet1.K27 Sheet1.C12:Sheet1.C27 Sheet1.K11:Sheet1.K11 Sheet1.J12:Sheet1.J2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office:value-type="float" office:value="0.839999999999997" calcext:value-type="float">
            <text:p>0.84</text:p>
          </table:table-cell>
          <table:table-cell table:style-name="ce1" table:formula="of:=SQRT(7475.556*0.02844975^2/(([.U33]-0.905332765)^2+0.02844975^2))" office:value-type="float" office:value="34.5194752312386" calcext:value-type="float">
            <text:p>34.5194752312</text:p>
          </table:table-cell>
          <table:table-cell table:style-name="ce2" table:formula="of:=SQRT(7387.374 *0.02781407 ^2/(([.U33]-0.9041449 )^2+0.02781407 ^2))" office:value-type="float" office:value="34.1928670002304" calcext:value-type="float">
            <text:p>34.19286700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[.B34]/1000" office:value-type="float" office:value="0.875" calcext:value-type="float">
            <text:p>0.875</text:p>
          </table:table-cell>
          <table:table-cell office:value-type="float" office:value="5.84" calcext:value-type="float">
            <text:p>5.84</text:p>
          </table:table-cell>
          <table:table-cell table:formula="of:=[.D34]*10" office:value-type="float" office:value="58.4" calcext:value-type="float">
            <text:p>58.4</text:p>
          </table:table-cell>
          <table:table-cell office:value-type="float" office:value="140" calcext:value-type="float">
            <text:p>140</text:p>
          </table:table-cell>
          <table:table-cell table:formula="of:=[.F34]*[.B34]*10^(-6)*360" office:value-type="float" office:value="44.1" calcext:value-type="float">
            <text:p>44.1</text:p>
          </table:table-cell>
          <table:table-cell table:formula="of:=[.B34]*[.D34]*10^(-3)" office:value-type="float" office:value="5.11" calcext:value-type="float">
            <text:p>5.11</text:p>
          </table:table-cell>
          <table:table-cell table:number-columns-repeated="12"/>
          <table:table-cell office:value-type="float" office:value="0.844999999999997" calcext:value-type="float">
            <text:p>0.845</text:p>
          </table:table-cell>
          <table:table-cell table:style-name="ce1" table:formula="of:=SQRT(7475.556*0.02844975^2/(([.U34]-0.905332765)^2+0.02844975^2))" office:value-type="float" office:value="36.876353987133" calcext:value-type="float">
            <text:p>36.8763539871</text:p>
          </table:table-cell>
          <table:table-cell table:style-name="ce2" table:formula="of:=SQRT(7387.374 *0.02781407 ^2/(([.U34]-0.9041449 )^2+0.02781407 ^2))" office:value-type="float" office:value="36.5769168621511" calcext:value-type="float">
            <text:p>36.57691686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[.B35]/1000" office:value-type="float" office:value="0.89" calcext:value-type="float">
            <text:p>0.89</text:p>
          </table:table-cell>
          <table:table-cell office:value-type="float" office:value="7.6" calcext:value-type="float">
            <text:p>7.6</text:p>
          </table:table-cell>
          <table:table-cell table:formula="of:=[.D35]*10"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table:formula="of:=[.F35]*[.B35]*10^(-6)*360" office:value-type="float" office:value="64.08" calcext:value-type="float">
            <text:p>64.08</text:p>
          </table:table-cell>
          <table:table-cell table:formula="of:=[.B35]*[.D35]*10^(-3)" office:value-type="float" office:value="6.764" calcext:value-type="float">
            <text:p>6.764</text:p>
          </table:table-cell>
          <table:table-cell table:number-columns-repeated="12"/>
          <table:table-cell office:value-type="float" office:value="0.849999999999997" calcext:value-type="float">
            <text:p>0.85</text:p>
          </table:table-cell>
          <table:table-cell table:style-name="ce1" table:formula="of:=SQRT(7475.556*0.02844975^2/(([.U35]-0.905332765)^2+0.02844975^2))" office:value-type="float" office:value="39.5350990954642" calcext:value-type="float">
            <text:p>39.5350990955</text:p>
          </table:table-cell>
          <table:table-cell table:style-name="ce2" table:formula="of:=SQRT(7387.374 *0.02781407 ^2/(([.U35]-0.9041449 )^2+0.02781407 ^2))" office:value-type="float" office:value="39.2733842757727" calcext:value-type="float">
            <text:p>39.273384275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B36]/1000" office:value-type="float" office:value="0.9" calcext:value-type="float">
            <text:p>0.9</text:p>
          </table:table-cell>
          <table:table-cell office:value-type="float" office:value="8.56" calcext:value-type="float">
            <text:p>8.56</text:p>
          </table:table-cell>
          <table:table-cell table:formula="of:=[.D36]*10" office:value-type="float" office:value="85.6" calcext:value-type="float">
            <text:p>85.6</text:p>
          </table:table-cell>
          <table:table-cell office:value-type="float" office:value="280" calcext:value-type="float">
            <text:p>280</text:p>
          </table:table-cell>
          <table:table-cell table:formula="of:=[.F36]*[.B36]*10^(-6)*360" office:value-type="float" office:value="90.72" calcext:value-type="float">
            <text:p>90.72</text:p>
          </table:table-cell>
          <table:table-cell table:formula="of:=[.B36]*[.D36]*10^(-3)" office:value-type="float" office:value="7.704" calcext:value-type="float">
            <text:p>7.704</text:p>
          </table:table-cell>
          <table:table-cell table:number-columns-repeated="12"/>
          <table:table-cell office:value-type="float" office:value="0.854999999999997" calcext:value-type="float">
            <text:p>0.855</text:p>
          </table:table-cell>
          <table:table-cell table:style-name="ce1" table:formula="of:=SQRT(7475.556*0.02844975^2/(([.U36]-0.905332765)^2+0.02844975^2))" office:value-type="float" office:value="42.5448109590376" calcext:value-type="float">
            <text:p>42.544810959</text:p>
          </table:table-cell>
          <table:table-cell table:style-name="ce2" table:formula="of:=SQRT(7387.374 *0.02781407 ^2/(([.U36]-0.9041449 )^2+0.02781407 ^2))" office:value-type="float" office:value="42.3343573152211" calcext:value-type="float">
            <text:p>42.33435731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[.B37]/1000" office:value-type="float" office:value="0.905" calcext:value-type="float">
            <text:p>0.905</text:p>
          </table:table-cell>
          <table:table-cell office:value-type="float" office:value="8.56" calcext:value-type="float">
            <text:p>8.56</text:p>
          </table:table-cell>
          <table:table-cell table:formula="of:=[.D37]*10" office:value-type="float" office:value="85.6" calcext:value-type="float">
            <text:p>85.6</text:p>
          </table:table-cell>
          <table:table-cell office:value-type="float" office:value="280" calcext:value-type="float">
            <text:p>280</text:p>
          </table:table-cell>
          <table:table-cell table:formula="of:=[.F37]*[.B37]*10^(-6)*360" office:value-type="float" office:value="91.224" calcext:value-type="float">
            <text:p>91.224</text:p>
          </table:table-cell>
          <table:table-cell table:formula="of:=[.B37]*[.D37]*10^(-3)" office:value-type="float" office:value="7.7468" calcext:value-type="float">
            <text:p>7.7468</text:p>
          </table:table-cell>
          <table:table-cell table:number-columns-repeated="7"/>
          <table:table-cell>
            <draw:frame table:end-cell-address="Sheet1.S54" table:end-x="33.19pt" table:end-y="9.33pt" draw:z-index="1" draw:name="グラフ 2" draw:style-name="gr1" draw:text-style-name="P1" svg:width="252.03pt" svg:height="258.38pt" svg:x="50.77pt" svg:y="5.98pt">
              <loext:p draw:notify-on-update-of-ranges="Sheet1.J12:Sheet1.J27 Sheet1.K12:Sheet1.K2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office:value-type="float" office:value="0.859999999999997" calcext:value-type="float">
            <text:p>0.86</text:p>
          </table:table-cell>
          <table:table-cell table:style-name="ce1" table:formula="of:=SQRT(7475.556*0.02844975^2/(([.U37]-0.905332765)^2+0.02844975^2))" office:value-type="float" office:value="45.9599707340407" calcext:value-type="float">
            <text:p>45.959970734</text:p>
          </table:table-cell>
          <table:table-cell table:style-name="ce2" table:formula="of:=SQRT(7387.374 *0.02781407 ^2/(([.U37]-0.9041449 )^2+0.02781407 ^2))" office:value-type="float" office:value="45.8177799831891" calcext:value-type="float">
            <text:p>45.81777998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[.B38]/1000" office:value-type="float" office:value="0.906" calcext:value-type="float">
            <text:p>0.906</text:p>
          </table:table-cell>
          <table:table-cell office:value-type="float" office:value="8.56" calcext:value-type="float">
            <text:p>8.56</text:p>
          </table:table-cell>
          <table:table-cell table:formula="of:=[.D38]*10" office:value-type="float" office:value="85.6" calcext:value-type="float">
            <text:p>85.6</text:p>
          </table:table-cell>
          <table:table-cell office:value-type="float" office:value="320" calcext:value-type="float">
            <text:p>320</text:p>
          </table:table-cell>
          <table:table-cell table:formula="of:=[.F38]*[.B38]*10^(-6)*360" office:value-type="float" office:value="104.3712" calcext:value-type="float">
            <text:p>104.3712</text:p>
          </table:table-cell>
          <table:table-cell table:formula="of:=[.B38]*[.D38]*10^(-3)" office:value-type="float" office:value="7.75536" calcext:value-type="float">
            <text:p>7.75536</text:p>
          </table:table-cell>
          <table:table-cell table:number-columns-repeated="12"/>
          <table:table-cell office:value-type="float" office:value="0.864999999999997" calcext:value-type="float">
            <text:p>0.865</text:p>
          </table:table-cell>
          <table:table-cell table:style-name="ce1" table:formula="of:=SQRT(7475.556*0.02844975^2/(([.U38]-0.905332765)^2+0.02844975^2))" office:value-type="float" office:value="49.836880120114" calcext:value-type="float">
            <text:p>49.8368801201</text:p>
          </table:table-cell>
          <table:table-cell table:style-name="ce2" table:formula="of:=SQRT(7387.374 *0.02781407 ^2/(([.U38]-0.9041449 )^2+0.02781407 ^2))" office:value-type="float" office:value="49.7834568480398" calcext:value-type="float">
            <text:p>49.7834568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7.5" calcext:value-type="float">
            <text:p>907.5</text:p>
          </table:table-cell>
          <table:table-cell table:formula="of:=[.B39]/1000" office:value-type="float" office:value="0.9075" calcext:value-type="float">
            <text:p>0.9075</text:p>
          </table:table-cell>
          <table:table-cell office:value-type="float" office:value="8.56" calcext:value-type="float">
            <text:p>8.56</text:p>
          </table:table-cell>
          <table:table-cell table:formula="of:=[.D39]*10" office:value-type="float" office:value="85.6" calcext:value-type="float">
            <text:p>85.6</text:p>
          </table:table-cell>
          <table:table-cell office:value-type="float" office:value="340" calcext:value-type="float">
            <text:p>340</text:p>
          </table:table-cell>
          <table:table-cell table:formula="of:=[.F39]*[.B39]*10^(-6)*360" office:value-type="float" office:value="111.078" calcext:value-type="float">
            <text:p>111.078</text:p>
          </table:table-cell>
          <table:table-cell table:formula="of:=[.B39]*[.D39]*10^(-3)" office:value-type="float" office:value="7.7682" calcext:value-type="float">
            <text:p>7.7682</text:p>
          </table:table-cell>
          <table:table-cell table:number-columns-repeated="12"/>
          <table:table-cell office:value-type="float" office:value="0.869999999999997" calcext:value-type="float">
            <text:p>0.87</text:p>
          </table:table-cell>
          <table:table-cell table:style-name="ce1" table:formula="of:=SQRT(7475.556*0.02844975^2/(([.U39]-0.905332765)^2+0.02844975^2))" office:value-type="float" office:value="54.2249809250514" calcext:value-type="float">
            <text:p>54.2249809251</text:p>
          </table:table-cell>
          <table:table-cell table:style-name="ce2" table:formula="of:=SQRT(7387.374 *0.02781407 ^2/(([.U39]-0.9041449 )^2+0.02781407 ^2))" office:value-type="float" office:value="54.2831530312167" calcext:value-type="float">
            <text:p>54.28315303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[.B40]/1000" office:value-type="float" office:value="0.91" calcext:value-type="float">
            <text:p>0.91</text:p>
          </table:table-cell>
          <table:table-cell office:value-type="float" office:value="8.48" calcext:value-type="float">
            <text:p>8.48</text:p>
          </table:table-cell>
          <table:table-cell table:formula="of:=[.D40]*10" office:value-type="float" office:value="84.8" calcext:value-type="float">
            <text:p>84.8</text:p>
          </table:table-cell>
          <table:table-cell office:value-type="float" office:value="320" calcext:value-type="float">
            <text:p>320</text:p>
          </table:table-cell>
          <table:table-cell table:formula="of:=[.F40]*[.B40]*10^(-6)*360" office:value-type="float" office:value="104.832" calcext:value-type="float">
            <text:p>104.832</text:p>
          </table:table-cell>
          <table:table-cell table:formula="of:=[.B40]*[.D40]*10^(-3)" office:value-type="float" office:value="7.7168" calcext:value-type="float">
            <text:p>7.7168</text:p>
          </table:table-cell>
          <table:table-cell table:number-columns-repeated="12"/>
          <table:table-cell office:value-type="float" office:value="0.874999999999996" calcext:value-type="float">
            <text:p>0.875</text:p>
          </table:table-cell>
          <table:table-cell table:style-name="ce1" table:formula="of:=SQRT(7475.556*0.02844975^2/(([.U40]-0.905332765)^2+0.02844975^2))" office:value-type="float" office:value="59.1485805531505" calcext:value-type="float">
            <text:p>59.1485805532</text:p>
          </table:table-cell>
          <table:table-cell table:style-name="ce2" table:formula="of:=SQRT(7387.374 *0.02781407 ^2/(([.U40]-0.9041449 )^2+0.02781407 ^2))" office:value-type="float" office:value="59.3395087584776" calcext:value-type="float">
            <text:p>59.33950875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[.B41]/1000" office:value-type="float" office:value="0.92" calcext:value-type="float">
            <text:p>0.92</text:p>
          </table:table-cell>
          <table:table-cell office:value-type="float" office:value="7.36" calcext:value-type="float">
            <text:p>7.36</text:p>
          </table:table-cell>
          <table:table-cell table:formula="of:=[.D41]*10" office:value-type="float" office:value="73.6" calcext:value-type="float">
            <text:p>73.6</text:p>
          </table:table-cell>
          <table:table-cell office:value-type="float" office:value="400" calcext:value-type="float">
            <text:p>400</text:p>
          </table:table-cell>
          <table:table-cell table:formula="of:=[.F41]*[.B41]*10^(-6)*360" office:value-type="float" office:value="132.48" calcext:value-type="float">
            <text:p>132.48</text:p>
          </table:table-cell>
          <table:table-cell table:formula="of:=[.B41]*[.D41]*10^(-3)" office:value-type="float" office:value="6.7712" calcext:value-type="float">
            <text:p>6.7712</text:p>
          </table:table-cell>
          <table:table-cell table:number-columns-repeated="12"/>
          <table:table-cell office:value-type="float" office:value="0.879999999999996" calcext:value-type="float">
            <text:p>0.88</text:p>
          </table:table-cell>
          <table:table-cell table:style-name="ce1" table:formula="of:=SQRT(7475.556*0.02844975^2/(([.U41]-0.905332765)^2+0.02844975^2))" office:value-type="float" office:value="64.5722556719376" calcext:value-type="float">
            <text:p>64.5722556719</text:p>
          </table:table-cell>
          <table:table-cell table:style-name="ce2" table:formula="of:=SQRT(7387.374 *0.02781407 ^2/(([.U41]-0.9041449 )^2+0.02781407 ^2))" office:value-type="float" office:value="64.9058572932667" calcext:value-type="float">
            <text:p>64.90585729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[.B42]/1000" office:value-type="float" office:value="0.94" calcext:value-type="float">
            <text:p>0.94</text:p>
          </table:table-cell>
          <table:table-cell office:value-type="float" office:value="5.2" calcext:value-type="float">
            <text:p>5.2</text:p>
          </table:table-cell>
          <table:table-cell table:formula="of:=[.D42]*10"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table:formula="of:=[.F42]*[.B42]*10^(-6)*360" office:value-type="float" office:value="142.128" calcext:value-type="float">
            <text:p>142.128</text:p>
          </table:table-cell>
          <table:table-cell table:formula="of:=[.B42]*[.D42]*10^(-3)" office:value-type="float" office:value="4.888" calcext:value-type="float">
            <text:p>4.888</text:p>
          </table:table-cell>
          <table:table-cell table:number-columns-repeated="12"/>
          <table:table-cell office:value-type="float" office:value="0.884999999999996" calcext:value-type="float">
            <text:p>0.885</text:p>
          </table:table-cell>
          <table:table-cell table:style-name="ce1" table:formula="of:=SQRT(7475.556*0.02844975^2/(([.U42]-0.905332765)^2+0.02844975^2))" office:value-type="float" office:value="70.3429832531887" calcext:value-type="float">
            <text:p>70.3429832532</text:p>
          </table:table-cell>
          <table:table-cell table:style-name="ce2" table:formula="of:=SQRT(7387.374 *0.02781407 ^2/(([.U42]-0.9041449 )^2+0.02781407 ^2))" office:value-type="float" office:value="70.7992489440972" calcext:value-type="float">
            <text:p>70.79924894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[.B43]/1000" office:value-type="float" office:value="0.96" calcext:value-type="float">
            <text:p>0.96</text:p>
          </table:table-cell>
          <table:table-cell office:value-type="float" office:value="4.08" calcext:value-type="float">
            <text:p>4.08</text:p>
          </table:table-cell>
          <table:table-cell table:formula="of:=[.D43]*10" office:value-type="float" office:value="40.8" calcext:value-type="float">
            <text:p>40.8</text:p>
          </table:table-cell>
          <table:table-cell office:value-type="float" office:value="440" calcext:value-type="float">
            <text:p>440</text:p>
          </table:table-cell>
          <table:table-cell table:formula="of:=[.F43]*[.B43]*10^(-6)*360" office:value-type="float" office:value="152.064" calcext:value-type="float">
            <text:p>152.064</text:p>
          </table:table-cell>
          <table:table-cell table:formula="of:=[.B43]*[.D43]*10^(-3)" office:value-type="float" office:value="3.9168" calcext:value-type="float">
            <text:p>3.9168</text:p>
          </table:table-cell>
          <table:table-cell table:number-columns-repeated="12"/>
          <table:table-cell office:value-type="float" office:value="0.889999999999996" calcext:value-type="float">
            <text:p>0.89</text:p>
          </table:table-cell>
          <table:table-cell table:style-name="ce1" table:formula="of:=SQRT(7475.556*0.02844975^2/(([.U43]-0.905332765)^2+0.02844975^2))" office:value-type="float" office:value="76.1114039168727" calcext:value-type="float">
            <text:p>76.1114039169</text:p>
          </table:table-cell>
          <table:table-cell table:style-name="ce2" table:formula="of:=SQRT(7387.374 *0.02781407 ^2/(([.U43]-0.9041449 )^2+0.02781407 ^2))" office:value-type="float" office:value="76.6120085769249" calcext:value-type="float">
            <text:p>76.61200857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B44]/1000"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table:formula="of:=[.D44]*10" office:value-type="float" office:value="25.6" calcext:value-type="float">
            <text:p>25.6</text:p>
          </table:table-cell>
          <table:table-cell office:value-type="float" office:value="480" calcext:value-type="float">
            <text:p>480</text:p>
          </table:table-cell>
          <table:table-cell table:formula="of:=[.F44]*[.B44]*10^(-6)*360" office:value-type="float" office:value="172.8" calcext:value-type="float">
            <text:p>172.8</text:p>
          </table:table-cell>
          <table:table-cell table:formula="of:=[.B44]*[.D44]*10^(-3)" office:value-type="float" office:value="2.56" calcext:value-type="float">
            <text:p>2.56</text:p>
          </table:table-cell>
          <table:table-cell table:number-columns-repeated="12"/>
          <table:table-cell office:value-type="float" office:value="0.894999999999996" calcext:value-type="float">
            <text:p>0.895</text:p>
          </table:table-cell>
          <table:table-cell table:style-name="ce1" table:formula="of:=SQRT(7475.556*0.02844975^2/(([.U44]-0.905332765)^2+0.02844975^2))" office:value-type="float" office:value="81.267311024769" calcext:value-type="float">
            <text:p>81.2673110248</text:p>
          </table:table-cell>
          <table:table-cell table:style-name="ce2" table:formula="of:=SQRT(7387.374 *0.02781407 ^2/(([.U44]-0.9041449 )^2+0.02781407 ^2))" office:value-type="float" office:value="81.6498540252498" calcext:value-type="float">
            <text:p>81.64985402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[.B45]/1000"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formula="of:=[.D45]*10"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formula="of:=[.F45]*[.B45]*10^(-6)*360" office:value-type="float" office:value="150.48" calcext:value-type="float">
            <text:p>150.48</text:p>
          </table:table-cell>
          <table:table-cell table:formula="of:=[.B45]*[.D45]*10^(-3)" office:value-type="float" office:value="1.32" calcext:value-type="float">
            <text:p>1.32</text:p>
          </table:table-cell>
          <table:table-cell table:number-columns-repeated="12"/>
          <table:table-cell office:value-type="float" office:value="0.899999999999996" calcext:value-type="float">
            <text:p>0.9</text:p>
          </table:table-cell>
          <table:table-cell table:style-name="ce1" table:formula="of:=SQRT(7475.556*0.02844975^2/(([.U45]-0.905332765)^2+0.02844975^2))" office:value-type="float" office:value="84.981250369944" calcext:value-type="float">
            <text:p>84.9812503699</text:p>
          </table:table-cell>
          <table:table-cell table:style-name="ce2" table:formula="of:=SQRT(7387.374 *0.02781407 ^2/(([.U45]-0.9041449 )^2+0.02781407 ^2))" office:value-type="float" office:value="85.0110770918658" calcext:value-type="float">
            <text:p>85.0110770919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04999999999996" calcext:value-type="float">
            <text:p>0.905</text:p>
          </table:table-cell>
          <table:table-cell table:style-name="ce1" table:formula="of:=SQRT(7475.556*0.02844975^2/(([.U46]-0.905332765)^2+0.02844975^2))" office:value-type="float" office:value="86.4553839146808" calcext:value-type="float">
            <text:p>86.4553839147</text:p>
          </table:table-cell>
          <table:table-cell table:style-name="ce2" table:formula="of:=SQRT(7387.374 *0.02781407 ^2/(([.U46]-0.9041449 )^2+0.02781407 ^2))" office:value-type="float" office:value="85.9092448601957" calcext:value-type="float">
            <text:p>85.9092448602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09999999999996" calcext:value-type="float">
            <text:p>0.91</text:p>
          </table:table-cell>
          <table:table-cell table:style-name="ce1" table:formula="of:=SQRT(7475.556*0.02844975^2/(([.U47]-0.905332765)^2+0.02844975^2))" office:value-type="float" office:value="85.3208001273361" calcext:value-type="float">
            <text:p>85.3208001273</text:p>
          </table:table-cell>
          <table:table-cell table:style-name="ce2" table:formula="of:=SQRT(7387.374 *0.02781407 ^2/(([.U47]-0.9041449 )^2+0.02781407 ^2))" office:value-type="float" office:value="84.1064927140948" calcext:value-type="float">
            <text:p>84.106492714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14999999999996" calcext:value-type="float">
            <text:p>0.915</text:p>
          </table:table-cell>
          <table:table-cell table:style-name="ce1" table:formula="of:=SQRT(7475.556*0.02844975^2/(([.U48]-0.905332765)^2+0.02844975^2))" office:value-type="float" office:value="81.8641800358834" calcext:value-type="float">
            <text:p>81.8641800359</text:p>
          </table:table-cell>
          <table:table-cell table:style-name="ce2" table:formula="of:=SQRT(7387.374 *0.02781407 ^2/(([.U48]-0.9041449 )^2+0.02781407 ^2))" office:value-type="float" office:value="80.0681339223623" calcext:value-type="float">
            <text:p>80.0681339224</text:p>
          </table:table-cell>
          <table:table-cell table:number-columns-repeated="1001"/>
        </table:table-row>
        <table:table-row table:style-name="ro1">
          <table:table-cell table:number-columns-repeated="7"/>
          <table:table-cell>
            <draw:frame table:end-cell-address="Sheet1.L69" table:end-x="68.88pt" table:end-y="6.75pt" draw:z-index="3" draw:name="グラフ 4" draw:style-name="gr1" draw:text-style-name="P1" svg:width="349.2pt" svg:height="296.25pt" svg:x="79.14pt" svg:y="10.49pt">
              <loext:p draw:notify-on-update-of-ranges="Sheet1.C12:Sheet1.C27 Sheet1.L11:Sheet1.L11 Sheet1.L12:Sheet1.L27 Sheet1.C12:Sheet1.C27 Sheet1.M11:Sheet1.M11 Sheet1.M12:Sheet1.M27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2"/>
          <table:table-cell office:value-type="float" office:value="0.919999999999996" calcext:value-type="float">
            <text:p>0.92</text:p>
          </table:table-cell>
          <table:table-cell table:style-name="ce1" table:formula="of:=SQRT(7475.556*0.02844975^2/(([.U49]-0.905332765)^2+0.02844975^2))" office:value-type="float" office:value="76.8494598235955" calcext:value-type="float">
            <text:p>76.8494598236</text:p>
          </table:table-cell>
          <table:table-cell table:style-name="ce2" table:formula="of:=SQRT(7387.374 *0.02781407 ^2/(([.U49]-0.9041449 )^2+0.02781407 ^2))" office:value-type="float" office:value="74.6700148117508" calcext:value-type="float">
            <text:p>74.670014811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24999999999996" calcext:value-type="float">
            <text:p>0.925</text:p>
          </table:table-cell>
          <table:table-cell table:style-name="ce1" table:formula="of:=SQRT(7475.556*0.02844975^2/(([.U50]-0.905332765)^2+0.02844975^2))" office:value-type="float" office:value="71.1214184022334" calcext:value-type="float">
            <text:p>71.1214184022</text:p>
          </table:table-cell>
          <table:table-cell table:style-name="ce2" table:formula="of:=SQRT(7387.374 *0.02781407 ^2/(([.U50]-0.9041449 )^2+0.02781407 ^2))" office:value-type="float" office:value="68.766337478624" calcext:value-type="float">
            <text:p>68.7663374786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29999999999995" calcext:value-type="float">
            <text:p>0.93</text:p>
          </table:table-cell>
          <table:table-cell table:style-name="ce1" table:formula="of:=SQRT(7475.556*0.02844975^2/(([.U51]-0.905332765)^2+0.02844975^2))" office:value-type="float" office:value="65.3256008092774" calcext:value-type="float">
            <text:p>65.3256008093</text:p>
          </table:table-cell>
          <table:table-cell table:style-name="ce2" table:formula="of:=SQRT(7387.374 *0.02781407 ^2/(([.U51]-0.9041449 )^2+0.02781407 ^2))" office:value-type="float" office:value="62.9521533549064" calcext:value-type="float">
            <text:p>62.9521533549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34999999999995" calcext:value-type="float">
            <text:p>0.935</text:p>
          </table:table-cell>
          <table:table-cell table:style-name="ce1" table:formula="of:=SQRT(7475.556*0.02844975^2/(([.U52]-0.905332765)^2+0.02844975^2))" office:value-type="float" office:value="59.8434814053463" calcext:value-type="float">
            <text:p>59.8434814053</text:p>
          </table:table-cell>
          <table:table-cell table:style-name="ce2" table:formula="of:=SQRT(7387.374 *0.02781407 ^2/(([.U52]-0.9041449 )^2+0.02781407 ^2))" office:value-type="float" office:value="57.5482351966731" calcext:value-type="float">
            <text:p>57.5482351967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39999999999995" calcext:value-type="float">
            <text:p>0.94</text:p>
          </table:table-cell>
          <table:table-cell table:style-name="ce1" table:formula="of:=SQRT(7475.556*0.02844975^2/(([.U53]-0.905332765)^2+0.02844975^2))" office:value-type="float" office:value="54.8494130603217" calcext:value-type="float">
            <text:p>54.8494130603</text:p>
          </table:table-cell>
          <table:table-cell table:style-name="ce2" table:formula="of:=SQRT(7387.374 *0.02781407 ^2/(([.U53]-0.9041449 )^2+0.02781407 ^2))" office:value-type="float" office:value="52.6816289253968" calcext:value-type="float">
            <text:p>52.6816289254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44999999999995" calcext:value-type="float">
            <text:p>0.945</text:p>
          </table:table-cell>
          <table:table-cell table:style-name="ce1" table:formula="of:=SQRT(7475.556*0.02844975^2/(([.U54]-0.905332765)^2+0.02844975^2))" office:value-type="float" office:value="50.3905754237411" calcext:value-type="float">
            <text:p>50.3905754237</text:p>
          </table:table-cell>
          <table:table-cell table:style-name="ce2" table:formula="of:=SQRT(7387.374 *0.02781407 ^2/(([.U54]-0.9041449 )^2+0.02781407 ^2))" office:value-type="float" office:value="48.3692147399662" calcext:value-type="float">
            <text:p>48.36921474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49999999999995" calcext:value-type="float">
            <text:p>0.95</text:p>
          </table:table-cell>
          <table:table-cell table:style-name="ce1" table:formula="of:=SQRT(7475.556*0.02844975^2/(([.U55]-0.905332765)^2+0.02844975^2))" office:value-type="float" office:value="46.4481689571769" calcext:value-type="float">
            <text:p>46.4481689572</text:p>
          </table:table-cell>
          <table:table-cell table:style-name="ce2" table:formula="of:=SQRT(7387.374 *0.02781407 ^2/(([.U55]-0.9041449 )^2+0.02781407 ^2))" office:value-type="float" office:value="44.5750191298635" calcext:value-type="float">
            <text:p>44.5750191299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54999999999995" calcext:value-type="float">
            <text:p>0.955</text:p>
          </table:table-cell>
          <table:table-cell table:style-name="ce1" table:formula="of:=SQRT(7475.556*0.02844975^2/(([.U56]-0.905332765)^2+0.02844975^2))" office:value-type="float" office:value="42.9747648719414" calcext:value-type="float">
            <text:p>42.9747648719</text:p>
          </table:table-cell>
          <table:table-cell table:style-name="ce2" table:formula="of:=SQRT(7387.374 *0.02781407 ^2/(([.U56]-0.9041449 )^2+0.02781407 ^2))" office:value-type="float" office:value="41.2428584536229" calcext:value-type="float">
            <text:p>41.2428584536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59999999999995" calcext:value-type="float">
            <text:p>0.96</text:p>
          </table:table-cell>
          <table:table-cell table:style-name="ce1" table:formula="of:=SQRT(7475.556*0.02844975^2/(([.U57]-0.905332765)^2+0.02844975^2))" office:value-type="float" office:value="39.9143200452882" calcext:value-type="float">
            <text:p>39.9143200453</text:p>
          </table:table-cell>
          <table:table-cell table:style-name="ce2" table:formula="of:=SQRT(7387.374 *0.02781407 ^2/(([.U57]-0.9041449 )^2+0.02781407 ^2))" office:value-type="float" office:value="38.3128319987033" calcext:value-type="float">
            <text:p>38.3128319987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64999999999995" calcext:value-type="float">
            <text:p>0.965</text:p>
          </table:table-cell>
          <table:table-cell table:style-name="ce1" table:formula="of:=SQRT(7475.556*0.02844975^2/(([.U58]-0.905332765)^2+0.02844975^2))" office:value-type="float" office:value="37.2118269143989" calcext:value-type="float">
            <text:p>37.2118269144</text:p>
          </table:table-cell>
          <table:table-cell table:style-name="ce2" table:formula="of:=SQRT(7387.374 *0.02781407 ^2/(([.U58]-0.9041449 )^2+0.02781407 ^2))" office:value-type="float" office:value="35.7287402450296" calcext:value-type="float">
            <text:p>35.72874024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69999999999995" calcext:value-type="float">
            <text:p>0.97</text:p>
          </table:table-cell>
          <table:table-cell table:style-name="ce1" table:formula="of:=SQRT(7475.556*0.02844975^2/(([.U59]-0.905332765)^2+0.02844975^2))" office:value-type="float" office:value="34.8173727250883" calcext:value-type="float">
            <text:p>34.8173727251</text:p>
          </table:table-cell>
          <table:table-cell table:style-name="ce2" table:formula="of:=SQRT(7387.374 *0.02781407 ^2/(([.U59]-0.9041449 )^2+0.02781407 ^2))" office:value-type="float" office:value="33.4408402581041" calcext:value-type="float">
            <text:p>33.440840258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74999999999995" calcext:value-type="float">
            <text:p>0.975</text:p>
          </table:table-cell>
          <table:table-cell table:style-name="ce1" table:formula="of:=SQRT(7475.556*0.02844975^2/(([.U60]-0.905332765)^2+0.02844975^2))" office:value-type="float" office:value="32.6873942443" calcext:value-type="float">
            <text:p>32.6873942443</text:p>
          </table:table-cell>
          <table:table-cell table:style-name="ce2" table:formula="of:=SQRT(7387.374 *0.02781407 ^2/(([.U60]-0.9041449 )^2+0.02781407 ^2))" office:value-type="float" office:value="31.4063744560834" calcext:value-type="float">
            <text:p>31.406374456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79999999999994" calcext:value-type="float">
            <text:p>0.98</text:p>
          </table:table-cell>
          <table:table-cell table:style-name="ce1" table:formula="of:=SQRT(7475.556*0.02844975^2/(([.U61]-0.905332765)^2+0.02844975^2))" office:value-type="float" office:value="30.7846267714117" calcext:value-type="float">
            <text:p>30.7846267714</text:p>
          </table:table-cell>
          <table:table-cell table:style-name="ce2" table:formula="of:=SQRT(7387.374 *0.02781407 ^2/(([.U61]-0.9041449 )^2+0.02781407 ^2))" office:value-type="float" office:value="29.5891301494477" calcext:value-type="float">
            <text:p>29.5891301494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84999999999994" calcext:value-type="float">
            <text:p>0.985</text:p>
          </table:table-cell>
          <table:table-cell table:style-name="ce1" table:formula="of:=SQRT(7475.556*0.02844975^2/(([.U62]-0.905332765)^2+0.02844975^2))" office:value-type="float" office:value="29.0775125266859" calcext:value-type="float">
            <text:p>29.0775125267</text:p>
          </table:table-cell>
          <table:table-cell table:style-name="ce2" table:formula="of:=SQRT(7387.374 *0.02781407 ^2/(([.U62]-0.9041449 )^2+0.02781407 ^2))" office:value-type="float" office:value="27.958647255768" calcext:value-type="float">
            <text:p>27.958647255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89999999999994" calcext:value-type="float">
            <text:p>0.99</text:p>
          </table:table-cell>
          <table:table-cell table:style-name="ce1" table:formula="of:=SQRT(7475.556*0.02844975^2/(([.U63]-0.905332765)^2+0.02844975^2))" office:value-type="float" office:value="27.5394410662148" calcext:value-type="float">
            <text:p>27.5394410662</text:p>
          </table:table-cell>
          <table:table-cell table:style-name="ce2" table:formula="of:=SQRT(7387.374 *0.02781407 ^2/(([.U63]-0.9041449 )^2+0.02781407 ^2))" office:value-type="float" office:value="26.4893614259325" calcext:value-type="float">
            <text:p>26.4893614259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94999999999994" calcext:value-type="float">
            <text:p>0.995</text:p>
          </table:table-cell>
          <table:table-cell table:style-name="ce1" table:formula="of:=SQRT(7475.556*0.02844975^2/(([.U64]-0.905332765)^2+0.02844975^2))" office:value-type="float" office:value="26.1479924777241" calcext:value-type="float">
            <text:p>26.1479924777</text:p>
          </table:table-cell>
          <table:table-cell table:style-name="ce2" table:formula="of:=SQRT(7387.374 *0.02781407 ^2/(([.U64]-0.9041449 )^2+0.02781407 ^2))" office:value-type="float" office:value="25.1598053431113" calcext:value-type="float">
            <text:p>25.159805343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0.999999999999994" calcext:value-type="float">
            <text:p>1</text:p>
          </table:table-cell>
          <table:table-cell table:style-name="ce1" table:formula="of:=SQRT(7475.556*0.02844975^2/(([.U65]-0.905332765)^2+0.02844975^2))" office:value-type="float" office:value="24.884253434344" calcext:value-type="float">
            <text:p>24.8842534343</text:p>
          </table:table-cell>
          <table:table-cell table:style-name="ce2" table:formula="of:=SQRT(7387.374 *0.02781407 ^2/(([.U65]-0.9041449 )^2+0.02781407 ^2))" office:value-type="float" office:value="23.951911754813" calcext:value-type="float">
            <text:p>23.951911754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0499999999999" calcext:value-type="float">
            <text:p>1.005</text:p>
          </table:table-cell>
          <table:table-cell table:style-name="ce1" table:formula="of:=SQRT(7475.556*0.02844975^2/(([.U66]-0.905332765)^2+0.02844975^2))" office:value-type="float" office:value="23.7322277513158" calcext:value-type="float">
            <text:p>23.7322277513</text:p>
          </table:table-cell>
          <table:table-cell table:style-name="ce2" table:formula="of:=SQRT(7387.374 *0.02781407 ^2/(([.U66]-0.9041449 )^2+0.02781407 ^2))" office:value-type="float" office:value="22.850425414483" calcext:value-type="float">
            <text:p>22.850425414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0999999999999" calcext:value-type="float">
            <text:p>1.01</text:p>
          </table:table-cell>
          <table:table-cell table:style-name="ce1" table:formula="of:=SQRT(7475.556*0.02844975^2/(([.U67]-0.905332765)^2+0.02844975^2))" office:value-type="float" office:value="22.6783410592351" calcext:value-type="float">
            <text:p>22.6783410592</text:p>
          </table:table-cell>
          <table:table-cell table:style-name="ce2" table:formula="of:=SQRT(7387.374 *0.02781407 ^2/(([.U67]-0.9041449 )^2+0.02781407 ^2))" office:value-type="float" office:value="21.8424157575046" calcext:value-type="float">
            <text:p>21.842415757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1499999999999" calcext:value-type="float">
            <text:p>1.015</text:p>
          </table:table-cell>
          <table:table-cell table:style-name="ce1" table:formula="of:=SQRT(7475.556*0.02844975^2/(([.U68]-0.905332765)^2+0.02844975^2))" office:value-type="float" office:value="21.7110302241913" calcext:value-type="float">
            <text:p>21.7110302242</text:p>
          </table:table-cell>
          <table:table-cell table:style-name="ce2" table:formula="of:=SQRT(7387.374 *0.02781407 ^2/(([.U68]-0.9041449 )^2+0.02781407 ^2))" office:value-type="float" office:value="20.9168768304629" calcext:value-type="float">
            <text:p>20.916876830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1999999999999" calcext:value-type="float">
            <text:p>1.02</text:p>
          </table:table-cell>
          <table:table-cell table:style-name="ce1" table:formula="of:=SQRT(7475.556*0.02844975^2/(([.U69]-0.905332765)^2+0.02844975^2))" office:value-type="float" office:value="20.8204054096741" calcext:value-type="float">
            <text:p>20.8204054097</text:p>
          </table:table-cell>
          <table:table-cell table:style-name="ce2" table:formula="of:=SQRT(7387.374 *0.02781407 ^2/(([.U69]-0.9041449 )^2+0.02781407 ^2))" office:value-type="float" office:value="20.0644002686053" calcext:value-type="float">
            <text:p>20.0644002686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2499999999999" calcext:value-type="float">
            <text:p>1.025</text:p>
          </table:table-cell>
          <table:table-cell table:style-name="ce1" table:formula="of:=SQRT(7475.556*0.02844975^2/(([.U70]-0.905332765)^2+0.02844975^2))" office:value-type="float" office:value="19.9979727712964" calcext:value-type="float">
            <text:p>19.9979727713</text:p>
          </table:table-cell>
          <table:table-cell table:style-name="ce2" table:formula="of:=SQRT(7387.374 *0.02781407 ^2/(([.U70]-0.9041449 )^2+0.02781407 ^2))" office:value-type="float" office:value="19.276908303481" calcext:value-type="float">
            <text:p>19.276908303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2999999999999" calcext:value-type="float">
            <text:p>1.03</text:p>
          </table:table-cell>
          <table:table-cell table:style-name="ce1" table:formula="of:=SQRT(7475.556*0.02844975^2/(([.U71]-0.905332765)^2+0.02844975^2))" office:value-type="float" office:value="19.2364070188915" calcext:value-type="float">
            <text:p>19.2364070189</text:p>
          </table:table-cell>
          <table:table-cell table:style-name="ce2" table:formula="of:=SQRT(7387.374 *0.02781407 ^2/(([.U71]-0.9041449 )^2+0.02781407 ^2))" office:value-type="float" office:value="18.5474356092553" calcext:value-type="float">
            <text:p>18.5474356093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3499999999999" calcext:value-type="float">
            <text:p>1.035</text:p>
          </table:table-cell>
          <table:table-cell table:style-name="ce1" table:formula="of:=SQRT(7475.556*0.02844975^2/(([.U72]-0.905332765)^2+0.02844975^2))" office:value-type="float" office:value="18.5293646658791" calcext:value-type="float">
            <text:p>18.5293646659</text:p>
          </table:table-cell>
          <table:table-cell table:style-name="ce2" table:formula="of:=SQRT(7387.374 *0.02781407 ^2/(([.U72]-0.9041449 )^2+0.02781407 ^2))" office:value-type="float" office:value="17.8699506852324" calcext:value-type="float">
            <text:p>17.8699506852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3999999999999" calcext:value-type="float">
            <text:p>1.04</text:p>
          </table:table-cell>
          <table:table-cell table:style-name="ce1" table:formula="of:=SQRT(7475.556*0.02844975^2/(([.U73]-0.905332765)^2+0.02844975^2))" office:value-type="float" office:value="17.8713303487853" calcext:value-type="float">
            <text:p>17.8713303488</text:p>
          </table:table-cell>
          <table:table-cell table:style-name="ce2" table:formula="of:=SQRT(7387.374 *0.02781407 ^2/(([.U73]-0.9041449 )^2+0.02781407 ^2))" office:value-type="float" office:value="17.2392091860808" calcext:value-type="float">
            <text:p>17.239209186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4499999999999" calcext:value-type="float">
            <text:p>1.045</text:p>
          </table:table-cell>
          <table:table-cell table:style-name="ce1" table:formula="of:=SQRT(7475.556*0.02844975^2/(([.U74]-0.905332765)^2+0.02844975^2))" office:value-type="float" office:value="17.2574899939393" calcext:value-type="float">
            <text:p>17.2574899939</text:p>
          </table:table-cell>
          <table:table-cell table:style-name="ce2" table:formula="of:=SQRT(7387.374 *0.02781407 ^2/(([.U74]-0.9041449 )^2+0.02781407 ^2))" office:value-type="float" office:value="16.650633073769" calcext:value-type="float">
            <text:p>16.650633073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4999999999999" calcext:value-type="float">
            <text:p>1.05</text:p>
          </table:table-cell>
          <table:table-cell table:style-name="ce1" table:formula="of:=SQRT(7475.556*0.02844975^2/(([.U75]-0.905332765)^2+0.02844975^2))" office:value-type="float" office:value="16.6836257912785" calcext:value-type="float">
            <text:p>16.6836257913</text:p>
          </table:table-cell>
          <table:table-cell table:style-name="ce2" table:formula="of:=SQRT(7387.374 *0.02781407 ^2/(([.U75]-0.9041449 )^2+0.02781407 ^2))" office:value-type="float" office:value="16.1002106727603" calcext:value-type="float">
            <text:p>16.100210672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5499999999999" calcext:value-type="float">
            <text:p>1.055</text:p>
          </table:table-cell>
          <table:table-cell table:style-name="ce1" table:formula="of:=SQRT(7475.556*0.02844975^2/(([.U76]-0.905332765)^2+0.02844975^2))" office:value-type="float" office:value="16.1460289114582" calcext:value-type="float">
            <text:p>16.1460289115</text:p>
          </table:table-cell>
          <table:table-cell table:style-name="ce2" table:formula="of:=SQRT(7387.374 *0.02781407 ^2/(([.U76]-0.9041449 )^2+0.02781407 ^2))" office:value-type="float" office:value="15.584413688558" calcext:value-type="float">
            <text:p>15.5844136886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5999999999999" calcext:value-type="float">
            <text:p>1.06</text:p>
          </table:table-cell>
          <table:table-cell table:style-name="ce1" table:formula="of:=SQRT(7475.556*0.02844975^2/(([.U77]-0.905332765)^2+0.02844975^2))" office:value-type="float" office:value="15.6414266953923" calcext:value-type="float">
            <text:p>15.6414266954</text:p>
          </table:table-cell>
          <table:table-cell table:style-name="ce2" table:formula="of:=SQRT(7387.374 *0.02781407 ^2/(([.U77]-0.9041449 )^2+0.02781407 ^2))" office:value-type="float" office:value="15.1001280342742" calcext:value-type="float">
            <text:p>15.1001280343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6499999999999" calcext:value-type="float">
            <text:p>1.065</text:p>
          </table:table-cell>
          <table:table-cell table:style-name="ce1" table:formula="of:=SQRT(7475.556*0.02844975^2/(([.U78]-0.905332765)^2+0.02844975^2))" office:value-type="float" office:value="15.1669216834803" calcext:value-type="float">
            <text:p>15.1669216835</text:p>
          </table:table-cell>
          <table:table-cell table:style-name="ce2" table:formula="of:=SQRT(7387.374 *0.02781407 ^2/(([.U78]-0.9041449 )^2+0.02781407 ^2))" office:value-type="float" office:value="14.6445959353318" calcext:value-type="float">
            <text:p>14.6445959353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6999999999999" calcext:value-type="float">
            <text:p>1.07</text:p>
          </table:table-cell>
          <table:table-cell table:style-name="ce1" table:formula="of:=SQRT(7475.556*0.02844975^2/(([.U79]-0.905332765)^2+0.02844975^2))" office:value-type="float" office:value="14.719940362773" calcext:value-type="float">
            <text:p>14.7199403628</text:p>
          </table:table-cell>
          <table:table-cell table:style-name="ce2" table:formula="of:=SQRT(7387.374 *0.02781407 ^2/(([.U79]-0.9041449 )^2+0.02781407 ^2))" office:value-type="float" office:value="14.2153672796528" calcext:value-type="float">
            <text:p>14.2153672797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7499999999999" calcext:value-type="float">
            <text:p>1.075</text:p>
          </table:table-cell>
          <table:table-cell table:style-name="ce1" table:formula="of:=SQRT(7475.556*0.02844975^2/(([.U80]-0.905332765)^2+0.02844975^2))" office:value-type="float" office:value="14.2981899186051" calcext:value-type="float">
            <text:p>14.2981899186</text:p>
          </table:table-cell>
          <table:table-cell table:style-name="ce2" table:formula="of:=SQRT(7387.374 *0.02781407 ^2/(([.U80]-0.9041449 )^2+0.02781407 ^2))" office:value-type="float" office:value="13.8102585757793" calcext:value-type="float">
            <text:p>13.8102585758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7999999999999" calcext:value-type="float">
            <text:p>1.08</text:p>
          </table:table-cell>
          <table:table-cell table:style-name="ce1" table:formula="of:=SQRT(7475.556*0.02844975^2/(([.U81]-0.905332765)^2+0.02844975^2))" office:value-type="float" office:value="13.8996216032886" calcext:value-type="float">
            <text:p>13.8996216033</text:p>
          </table:table-cell>
          <table:table-cell table:style-name="ce2" table:formula="of:=SQRT(7387.374 *0.02781407 ^2/(([.U81]-0.9041449 )^2+0.02781407 ^2))" office:value-type="float" office:value="13.4273181955408" calcext:value-type="float">
            <text:p>13.427318195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8499999999999" calcext:value-type="float">
            <text:p>1.085</text:p>
          </table:table-cell>
          <table:table-cell table:style-name="ce1" table:formula="of:=SQRT(7475.556*0.02844975^2/(([.U82]-0.905332765)^2+0.02844975^2))" office:value-type="float" office:value="13.5223995951026" calcext:value-type="float">
            <text:p>13.5223995951</text:p>
          </table:table-cell>
          <table:table-cell table:style-name="ce2" table:formula="of:=SQRT(7387.374 *0.02781407 ^2/(([.U82]-0.9041449 )^2+0.02781407 ^2))" office:value-type="float" office:value="13.0647968281406" calcext:value-type="float">
            <text:p>13.0647968281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8999999999999" calcext:value-type="float">
            <text:p>1.09</text:p>
          </table:table-cell>
          <table:table-cell table:style-name="ce1" table:formula="of:=SQRT(7475.556*0.02844975^2/(([.U83]-0.905332765)^2+0.02844975^2))" office:value-type="float" office:value="13.1648744294978" calcext:value-type="float">
            <text:p>13.1648744295</text:p>
          </table:table-cell>
          <table:table-cell table:style-name="ce2" table:formula="of:=SQRT(7387.374 *0.02781407 ^2/(([.U83]-0.9041449 )^2+0.02781407 ^2))" office:value-type="float" office:value="12.7211222723585" calcext:value-type="float">
            <text:p>12.7211222724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9499999999999" calcext:value-type="float">
            <text:p>1.095</text:p>
          </table:table-cell>
          <table:table-cell table:style-name="ce1" table:formula="of:=SQRT(7475.556*0.02844975^2/(([.U84]-0.905332765)^2+0.02844975^2))" office:value-type="float" office:value="12.8255602519188" calcext:value-type="float">
            <text:p>12.8255602519</text:p>
          </table:table-cell>
          <table:table-cell table:style-name="ce2" table:formula="of:=SQRT(7387.374 *0.02781407 ^2/(([.U84]-0.9041449 )^2+0.02781407 ^2))" office:value-type="float" office:value="12.3948778535764" calcext:value-type="float">
            <text:p>12.3948778536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.09999999999999" calcext:value-type="float">
            <text:p>1.1</text:p>
          </table:table-cell>
          <table:table-cell table:style-name="ce1" table:formula="of:=SQRT(7475.556*0.02844975^2/(([.U85]-0.905332765)^2+0.02844975^2))" office:value-type="float" office:value="12.5031152764251" calcext:value-type="float">
            <text:p>12.5031152764</text:p>
          </table:table-cell>
          <table:table-cell table:style-name="ce2" table:formula="of:=SQRT(7387.374 *0.02781407 ^2/(([.U85]-0.9041449 )^2+0.02781407 ^2))" office:value-type="float" office:value="12.0847838808689" calcext:value-type="float">
            <text:p>12.0847838809</text:p>
          </table:table-cell>
          <table:table-cell table:number-columns-repeated="100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Yu Gothic" svg:font-family="'Yu Gothic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Yu Gothic" fo:font-family="'Yu Gothic'" style:font-family-generic="swiss" fo:font-size="12pt" style:font-name-asian="Yu Gothic" style:font-family-asian="'Yu Gothic'" style:font-family-generic-asian="swiss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8:45:21.2284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ユーザー</meta:initial-creator>
    <meta:creation-date>2017-06-12T05:54:22</meta:creation-date>
    <dc:date>2017-06-20T10:59:10.415611000</dc:date>
    <meta:generator>LibreOffice/5.1.4.2$MacOSX_X86_64 LibreOffice_project/f99d75f39f1c57ebdd7ffc5f42867c12031db97a</meta:generator>
    <meta:editing-duration>PT1H49M7S</meta:editing-duration>
    <meta:editing-cycles>8</meta:editing-cycles>
    <meta:document-statistic meta:table-count="1" meta:cell-count="567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false" chart:logarithmic="false" chart:minimum="0.7" chart:maximum="1.1" chart:interval-major="0.1" chart:reverse-direction="false" text:line-break="false" loext:try-staggering-first="false" chart:link-data-style-to-source="true" chart:axis-position="0" chart:tick-mark-position="at-axis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2cm" chart:symbol-height="0.2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chart:solid-type="cuboid" chart:symbol-type="named-symbol" chart:symbol-name="circle" chart:symbol-width="0.176cm" chart:symbol-height="0.176cm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1.434cm" svg:height="9.444cm" xlink:href=".." xlink:type="simple" chart:class="chart:scatter" chart:column-mapping="1" chart:style-name="ch1">
        <chart:legend svg:x="7.255cm" svg:y="1.5cm" style:legend-expansion="custom" chartooo:width="3.153cm" chartooo:height="0.806cm" style:legend-expansion-aspect-ratio="3.91191066997519" chart:style-name="ch2"/>
        <chart:plot-area chart:style-name="ch3" table:cell-range-address="Sheet1.C12:Sheet1.C27 Sheet1.A12:Sheet1.A12 Sheet1.E12:Sheet1.E27 Sheet1.A30:Sheet1.A30 Sheet1.E30:Sheet1.E45 Sheet1.V5:Sheet1.W85" chart:data-source-has-labels="row" svg:x="1.214cm" svg:y="0.188cm" svg:width="9.992cm" svg:height="8.112cm">
          <chartooo:coordinate-region svg:x="1.62cm" svg:y="0.351cm" svg:width="9.229cm" svg:height="7.524cm"/>
          <chart:axis chart:dimension="x" chart:name="primary-x" chart:style-name="ch4">
            <chart:title svg:x="5.076cm" svg:y="8.489cm" chart:style-name="ch5">
              <text:p>Frequency [Hz]</text:p>
            </chart:title>
          </chart:axis>
          <chart:axis chart:dimension="y" chart:name="primary-y" chart:style-name="ch6">
            <chart:title svg:x="0.451cm" svg:y="5.632cm" chart:style-name="ch7">
              <text:p>Amplitude [degree]</text:p>
            </chart:title>
          </chart:axis>
          <chart:series chart:style-name="ch8" chart:values-cell-range-address="Sheet1.E12:Sheet1.E27" chart:label-cell-address="Sheet1.A12:Sheet1.A12" chart:class="chart:scatter">
            <chart:domain table:cell-range-address="Sheet1.C12:Sheet1.C27"/>
            <chart:data-point chart:repeated="16"/>
          </chart:series>
          <chart:series chart:style-name="ch9" chart:values-cell-range-address="Sheet1.E30:Sheet1.E45" chart:label-cell-address="Sheet1.A30:Sheet1.A30" chart:class="chart:scatter">
            <chart:domain table:cell-range-address="Sheet1.C30:Sheet1.C45"/>
            <chart:data-point chart:repeated="4"/>
            <chart:data-point chart:style-name="ch10"/>
            <chart:data-point chart:repeated="11"/>
          </chart:series>
          <chart:series chart:style-name="ch11" chart:values-cell-range-address="Sheet1.V5:Sheet1.V85" chart:class="chart:scatter">
            <chart:domain table:cell-range-address="Sheet1.U5:Sheet1.U85"/>
            <chart:data-point chart:repeated="81"/>
          </chart:series>
          <chart:series chart:style-name="ch12" chart:values-cell-range-address="Sheet1.W5:Sheet1.W85" chart:class="chart:scatter">
            <chart:domain table:cell-range-address="Sheet1.U5:Sheet1.U85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scending</text:p>
                <draw:g>
                  <svg:desc>Sheet1.A12:Sheet1.A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escending</text:p>
                <draw:g>
                  <svg:desc>Sheet1.A30:Sheet1.A30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1">
                <text:p>0.701</text:p>
                <draw:g>
                  <svg:desc>Sheet1.C12:Sheet1.C27</svg:desc>
                </draw:g>
              </table:table-cell>
              <table:table-cell office:value-type="float" office:value="14.4">
                <text:p>14.4</text:p>
                <draw:g>
                  <svg:desc>Sheet1.E12:Sheet1.E27</svg:desc>
                </draw:g>
              </table:table-cell>
              <table:table-cell office:value-type="float" office:value="0.701">
                <text:p>0.701</text:p>
                <draw:g>
                  <svg:desc>Sheet1.C30:Sheet1.C45</svg:desc>
                </draw:g>
              </table:table-cell>
              <table:table-cell office:value-type="float" office:value="15.2">
                <text:p>15.2</text:p>
                <draw:g>
                  <svg:desc>Sheet1.E30:Sheet1.E45</svg:desc>
                </draw:g>
              </table:table-cell>
              <table:table-cell office:value-type="float" office:value="0.7">
                <text:p>0.7</text:p>
                <draw:g>
                  <svg:desc>Sheet1.U5:Sheet1.U85</svg:desc>
                </draw:g>
              </table:table-cell>
              <table:table-cell office:value-type="float" office:value="11.8662314253147">
                <text:p>11.8662314253147</text:p>
                <draw:g>
                  <svg:desc>Sheet1.V5:Sheet1.V85</svg:desc>
                </draw:g>
              </table:table-cell>
              <table:table-cell office:value-type="float" office:value="0.7">
                <text:p>0.7</text:p>
                <draw:g>
                  <svg:desc>Sheet1.U5:Sheet1.U85</svg:desc>
                </draw:g>
              </table:table-cell>
              <table:table-cell office:value-type="float" office:value="11.6031810476114">
                <text:p>11.6031810476114</text:p>
                <draw:g>
                  <svg:desc>Sheet1.W5:Sheet1.W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8.4">
                <text:p>18.4</text:p>
              </table:table-cell>
              <table:table-cell office:value-type="float" office:value="0.75">
                <text:p>0.75</text:p>
              </table:table-cell>
              <table:table-cell office:value-type="float" office:value="18.4">
                <text:p>18.4</text:p>
              </table:table-cell>
              <table:table-cell office:value-type="float" office:value="0.705">
                <text:p>0.705</text:p>
              </table:table-cell>
              <table:table-cell office:value-type="float" office:value="12.1566095532909">
                <text:p>12.1566095532909</text:p>
              </table:table-cell>
              <table:table-cell office:value-type="float" office:value="0.705">
                <text:p>0.705</text:p>
              </table:table-cell>
              <table:table-cell office:value-type="float" office:value="11.8889989749569">
                <text:p>11.8889989749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24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25.6">
                <text:p>25.6</text:p>
              </table:table-cell>
              <table:table-cell office:value-type="float" office:value="0.71">
                <text:p>0.71</text:p>
              </table:table-cell>
              <table:table-cell office:value-type="float" office:value="12.4614015562598">
                <text:p>12.4614015562598</text:p>
              </table:table-cell>
              <table:table-cell office:value-type="float" office:value="0.71">
                <text:p>0.71</text:p>
              </table:table-cell>
              <table:table-cell office:value-type="float" office:value="12.1891055235204">
                <text:p>12.1891055235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41.6">
                <text:p>41.6</text:p>
              </table:table-cell>
              <table:table-cell office:value-type="float" office:value="0.85">
                <text:p>0.85</text:p>
              </table:table-cell>
              <table:table-cell office:value-type="float" office:value="41.6">
                <text:p>41.6</text:p>
              </table:table-cell>
              <table:table-cell office:value-type="float" office:value="0.715">
                <text:p>0.715</text:p>
              </table:table-cell>
              <table:table-cell office:value-type="float" office:value="12.7816953257954">
                <text:p>12.7816953257954</text:p>
              </table:table-cell>
              <table:table-cell office:value-type="float" office:value="0.715">
                <text:p>0.715</text:p>
              </table:table-cell>
              <table:table-cell office:value-type="float" office:value="12.5045874310215">
                <text:p>12.5045874310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5">
                <text:p>0.875</text:p>
              </table:table-cell>
              <table:table-cell office:value-type="float" office:value="60.8">
                <text:p>60.8</text:p>
              </table:table-cell>
              <table:table-cell office:value-type="float" office:value="0.875">
                <text:p>0.875</text:p>
              </table:table-cell>
              <table:table-cell office:value-type="float" office:value="58.4">
                <text:p>58.4</text:p>
              </table:table-cell>
              <table:table-cell office:value-type="float" office:value="0.72">
                <text:p>0.72</text:p>
              </table:table-cell>
              <table:table-cell office:value-type="float" office:value="13.1186896308607">
                <text:p>13.1186896308607</text:p>
              </table:table-cell>
              <table:table-cell office:value-type="float" office:value="0.72">
                <text:p>0.72</text:p>
              </table:table-cell>
              <table:table-cell office:value-type="float" office:value="12.8366431187397">
                <text:p>12.8366431187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74.4">
                <text:p>74.4</text:p>
              </table:table-cell>
              <table:table-cell office:value-type="float" office:value="0.89">
                <text:p>0.89</text:p>
              </table:table-cell>
              <table:table-cell office:value-type="float" office:value="76">
                <text:p>76</text:p>
              </table:table-cell>
              <table:table-cell office:value-type="float" office:value="0.725">
                <text:p>0.725</text:p>
              </table:table-cell>
              <table:table-cell office:value-type="float" office:value="13.4737084047272">
                <text:p>13.4737084047272</text:p>
              </table:table-cell>
              <table:table-cell office:value-type="float" office:value="0.725">
                <text:p>0.725</text:p>
              </table:table-cell>
              <table:table-cell office:value-type="float" office:value="13.1865972131389">
                <text:p>13.1865972131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84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85.6">
                <text:p>85.6</text:p>
              </table:table-cell>
              <table:table-cell office:value-type="float" office:value="0.729999999999999">
                <text:p>0.729999999999999</text:p>
              </table:table-cell>
              <table:table-cell office:value-type="float" office:value="13.8482172616708">
                <text:p>13.8482172616708</text:p>
              </table:table-cell>
              <table:table-cell office:value-type="float" office:value="0.729999999999999">
                <text:p>0.729999999999999</text:p>
              </table:table-cell>
              <table:table-cell office:value-type="float" office:value="13.5559173565554">
                <text:p>13.5559173565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">
                <text:p>0.905</text:p>
              </table:table-cell>
              <table:table-cell office:value-type="float" office:value="87.2">
                <text:p>87.2</text:p>
              </table:table-cell>
              <table:table-cell office:value-type="float" office:value="0.905">
                <text:p>0.905</text:p>
              </table:table-cell>
              <table:table-cell office:value-type="float" office:value="85.6">
                <text:p>85.6</text:p>
              </table:table-cell>
              <table:table-cell office:value-type="float" office:value="0.734999999999999">
                <text:p>0.734999999999999</text:p>
              </table:table-cell>
              <table:table-cell office:value-type="float" office:value="14.2438426519856">
                <text:p>14.2438426519856</text:p>
              </table:table-cell>
              <table:table-cell office:value-type="float" office:value="0.734999999999999">
                <text:p>0.734999999999999</text:p>
              </table:table-cell>
              <table:table-cell office:value-type="float" office:value="13.946233731032">
                <text:p>13.946233731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">
                <text:p>0.906</text:p>
              </table:table-cell>
              <table:table-cell office:value-type="float" office:value="87.2">
                <text:p>87.2</text:p>
              </table:table-cell>
              <table:table-cell office:value-type="float" office:value="0.906">
                <text:p>0.906</text:p>
              </table:table-cell>
              <table:table-cell office:value-type="float" office:value="85.6">
                <text:p>85.6</text:p>
              </table:table-cell>
              <table:table-cell office:value-type="float" office:value="0.739999999999999">
                <text:p>0.739999999999999</text:p>
              </table:table-cell>
              <table:table-cell office:value-type="float" office:value="14.6623941495304">
                <text:p>14.6623941495304</text:p>
              </table:table-cell>
              <table:table-cell office:value-type="float" office:value="0.739999999999999">
                <text:p>0.739999999999999</text:p>
              </table:table-cell>
              <table:table-cell office:value-type="float" office:value="14.3593618094349">
                <text:p>14.3593618094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75">
                <text:p>0.9075</text:p>
              </table:table-cell>
              <table:table-cell office:value-type="float" office:value="87.2">
                <text:p>87.2</text:p>
              </table:table-cell>
              <table:table-cell office:value-type="float" office:value="0.9075">
                <text:p>0.9075</text:p>
              </table:table-cell>
              <table:table-cell office:value-type="float" office:value="85.6">
                <text:p>85.6</text:p>
              </table:table-cell>
              <table:table-cell office:value-type="float" office:value="0.744999999999999">
                <text:p>0.744999999999999</text:p>
              </table:table-cell>
              <table:table-cell office:value-type="float" office:value="15.1058904717761">
                <text:p>15.1058904717761</text:p>
              </table:table-cell>
              <table:table-cell office:value-type="float" office:value="0.744999999999999">
                <text:p>0.744999999999999</text:p>
              </table:table-cell>
              <table:table-cell office:value-type="float" office:value="14.7973289594724">
                <text:p>14.7973289594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84.8">
                <text:p>84.8</text:p>
              </table:table-cell>
              <table:table-cell office:value-type="float" office:value="0.91">
                <text:p>0.91</text:p>
              </table:table-cell>
              <table:table-cell office:value-type="float" office:value="84.8">
                <text:p>84.8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15.5765899632863">
                <text:p>15.5765899632863</text:p>
              </table:table-cell>
              <table:table-cell office:value-type="float" office:value="0.749999999999999">
                <text:p>0.749999999999999</text:p>
              </table:table-cell>
              <table:table-cell office:value-type="float" office:value="15.2624056647191">
                <text:p>15.2624056647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76">
                <text:p>76</text:p>
              </table:table-cell>
              <table:table-cell office:value-type="float" office:value="0.92">
                <text:p>0.92</text:p>
              </table:table-cell>
              <table:table-cell office:value-type="float" office:value="73.6">
                <text:p>73.6</text:p>
              </table:table-cell>
              <table:table-cell office:value-type="float" office:value="0.754999999999999">
                <text:p>0.754999999999999</text:p>
              </table:table-cell>
              <table:table-cell office:value-type="float" office:value="16.0770264362479">
                <text:p>16.0770264362479</text:p>
              </table:table-cell>
              <table:table-cell office:value-type="float" office:value="0.754999999999999">
                <text:p>0.754999999999999</text:p>
              </table:table-cell>
              <table:table-cell office:value-type="float" office:value="15.757142299335">
                <text:p>15.757142299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">
                <text:p>0.94</text:p>
              </table:table-cell>
              <table:table-cell office:value-type="float" office:value="54.4">
                <text:p>54.4</text:p>
              </table:table-cell>
              <table:table-cell office:value-type="float" office:value="0.94">
                <text:p>0.94</text:p>
              </table:table-cell>
              <table:table-cell office:value-type="float" office:value="52">
                <text:p>52</text:p>
              </table:table-cell>
              <table:table-cell office:value-type="float" office:value="0.759999999999999">
                <text:p>0.759999999999999</text:p>
              </table:table-cell>
              <table:table-cell office:value-type="float" office:value="16.6100514643037">
                <text:p>16.6100514643037</text:p>
              </table:table-cell>
              <table:table-cell office:value-type="float" office:value="0.759999999999999">
                <text:p>0.759999999999999</text:p>
              </table:table-cell>
              <table:table-cell office:value-type="float" office:value="16.2844126089174">
                <text:p>16.2844126089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">
                <text:p>0.96</text:p>
              </table:table-cell>
              <table:table-cell office:value-type="float" office:value="40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40.8">
                <text:p>40.8</text:p>
              </table:table-cell>
              <table:table-cell office:value-type="float" office:value="0.764999999999999">
                <text:p>0.764999999999999</text:p>
              </table:table-cell>
              <table:table-cell office:value-type="float" office:value="17.1788844789472">
                <text:p>17.1788844789472</text:p>
              </table:table-cell>
              <table:table-cell office:value-type="float" office:value="0.764999999999999">
                <text:p>0.764999999999999</text:p>
              </table:table-cell>
              <table:table-cell office:value-type="float" office:value="16.847465320362">
                <text:p>16.847465320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4.8">
                <text:p>24.8</text:p>
              </table:table-cell>
              <table:table-cell office:value-type="float" office:value="1">
                <text:p>1</text:p>
              </table:table-cell>
              <table:table-cell office:value-type="float" office:value="25.6">
                <text:p>25.6</text:p>
              </table:table-cell>
              <table:table-cell office:value-type="float" office:value="0.769999999999999">
                <text:p>0.769999999999999</text:p>
              </table:table-cell>
              <table:table-cell office:value-type="float" office:value="17.787172334211">
                <text:p>17.787172334211</text:p>
              </table:table-cell>
              <table:table-cell office:value-type="float" office:value="0.769999999999999">
                <text:p>0.769999999999999</text:p>
              </table:table-cell>
              <table:table-cell office:value-type="float" office:value="17.4499856433461">
                <text:p>17.4499856433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12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2">
                <text:p>12</text:p>
              </table:table-cell>
              <table:table-cell office:value-type="float" office:value="0.774999999999999">
                <text:p>0.774999999999999</text:p>
              </table:table-cell>
              <table:table-cell office:value-type="float" office:value="18.4390604016131">
                <text:p>18.4390604016131</text:p>
              </table:table-cell>
              <table:table-cell office:value-type="float" office:value="0.774999999999999">
                <text:p>0.774999999999999</text:p>
              </table:table-cell>
              <table:table-cell office:value-type="float" office:value="18.096168853455">
                <text:p>18.096168853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999999999999">
                <text:p>0.779999999999999</text:p>
              </table:table-cell>
              <table:table-cell office:value-type="float" office:value="19.1392777533232">
                <text:p>19.1392777533232</text:p>
              </table:table-cell>
              <table:table-cell office:value-type="float" office:value="0.779999999999999">
                <text:p>0.779999999999999</text:p>
              </table:table-cell>
              <table:table-cell office:value-type="float" office:value="18.7908086848849">
                <text:p>18.7908086848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4999999999998">
                <text:p>0.784999999999998</text:p>
              </table:table-cell>
              <table:table-cell office:value-type="float" office:value="19.8932396111816">
                <text:p>19.8932396111816</text:p>
              </table:table-cell>
              <table:table-cell office:value-type="float" office:value="0.784999999999998">
                <text:p>0.784999999999998</text:p>
              </table:table-cell>
              <table:table-cell office:value-type="float" office:value="19.5394039368068">
                <text:p>19.5394039368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999999999998">
                <text:p>0.789999999999998</text:p>
              </table:table-cell>
              <table:table-cell office:value-type="float" office:value="20.7071710098578">
                <text:p>20.7071710098578</text:p>
              </table:table-cell>
              <table:table-cell office:value-type="float" office:value="0.789999999999998">
                <text:p>0.789999999999998</text:p>
              </table:table-cell>
              <table:table-cell office:value-type="float" office:value="20.3482875443567">
                <text:p>20.3482875443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4999999999998">
                <text:p>0.794999999999998</text:p>
              </table:table-cell>
              <table:table-cell office:value-type="float" office:value="21.5882565727469">
                <text:p>21.5882565727469</text:p>
              </table:table-cell>
              <table:table-cell office:value-type="float" office:value="0.794999999999998">
                <text:p>0.794999999999998</text:p>
              </table:table-cell>
              <table:table-cell office:value-type="float" office:value="21.2247834183353">
                <text:p>21.2247834183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22.5448224537291">
                <text:p>22.5448224537291</text:p>
              </table:table-cell>
              <table:table-cell office:value-type="float" office:value="0.799999999999998">
                <text:p>0.799999999999998</text:p>
              </table:table-cell>
              <table:table-cell office:value-type="float" office:value="22.1773976504228">
                <text:p>22.1773976504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4999999999998">
                <text:p>0.804999999999998</text:p>
              </table:table-cell>
              <table:table-cell office:value-type="float" office:value="23.5865578649464">
                <text:p>23.5865578649464</text:p>
              </table:table-cell>
              <table:table-cell office:value-type="float" office:value="0.804999999999998">
                <text:p>0.804999999999998</text:p>
              </table:table-cell>
              <table:table-cell office:value-type="float" office:value="23.216052232087">
                <text:p>23.216052232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9999999999998">
                <text:p>0.809999999999998</text:p>
              </table:table-cell>
              <table:table-cell office:value-type="float" office:value="24.7247851566163">
                <text:p>24.7247851566163</text:p>
              </table:table-cell>
              <table:table-cell office:value-type="float" office:value="0.809999999999998">
                <text:p>0.809999999999998</text:p>
              </table:table-cell>
              <table:table-cell office:value-type="float" office:value="24.3523712234455">
                <text:p>24.3523712234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4999999999998">
                <text:p>0.814999999999998</text:p>
              </table:table-cell>
              <table:table-cell office:value-type="float" office:value="25.9727890118933">
                <text:p>25.9727890118933</text:p>
              </table:table-cell>
              <table:table-cell office:value-type="float" office:value="0.814999999999998">
                <text:p>0.814999999999998</text:p>
              </table:table-cell>
              <table:table-cell office:value-type="float" office:value="25.6000312148715">
                <text:p>25.6000312148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9999999999998">
                <text:p>0.819999999999998</text:p>
              </table:table-cell>
              <table:table-cell office:value-type="float" office:value="27.3462166424246">
                <text:p>27.3462166424246</text:p>
              </table:table-cell>
              <table:table-cell office:value-type="float" office:value="0.819999999999998">
                <text:p>0.819999999999998</text:p>
              </table:table-cell>
              <table:table-cell office:value-type="float" office:value="26.9751896219636">
                <text:p>26.9751896219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28.8635611908743">
                <text:p>28.8635611908743</text:p>
              </table:table-cell>
              <table:table-cell office:value-type="float" office:value="0.824999999999998">
                <text:p>0.824999999999998</text:p>
              </table:table-cell>
              <table:table-cell office:value-type="float" office:value="28.4970050819445">
                <text:p>28.4970050819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999999999997">
                <text:p>0.829999999999997</text:p>
              </table:table-cell>
              <table:table-cell office:value-type="float" office:value="30.546738335219">
                <text:p>30.546738335219</text:p>
              </table:table-cell>
              <table:table-cell office:value-type="float" office:value="0.829999999999997">
                <text:p>0.829999999999997</text:p>
              </table:table-cell>
              <table:table-cell office:value-type="float" office:value="30.1882623310539">
                <text:p>30.188262331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999999999997">
                <text:p>0.834999999999997</text:p>
              </table:table-cell>
              <table:table-cell office:value-type="float" office:value="32.4217582329392">
                <text:p>32.4217582329392</text:p>
              </table:table-cell>
              <table:table-cell office:value-type="float" office:value="0.834999999999997">
                <text:p>0.834999999999997</text:p>
              </table:table-cell>
              <table:table-cell office:value-type="float" office:value="32.0761060181778">
                <text:p>32.0761060181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9999999999997">
                <text:p>0.839999999999997</text:p>
              </table:table-cell>
              <table:table-cell office:value-type="float" office:value="34.5194752312386">
                <text:p>34.5194752312386</text:p>
              </table:table-cell>
              <table:table-cell office:value-type="float" office:value="0.839999999999997">
                <text:p>0.839999999999997</text:p>
              </table:table-cell>
              <table:table-cell office:value-type="float" office:value="34.1928670002304">
                <text:p>34.192867000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999999999997">
                <text:p>0.844999999999997</text:p>
              </table:table-cell>
              <table:table-cell office:value-type="float" office:value="36.876353987133">
                <text:p>36.876353987133</text:p>
              </table:table-cell>
              <table:table-cell office:value-type="float" office:value="0.844999999999997">
                <text:p>0.844999999999997</text:p>
              </table:table-cell>
              <table:table-cell office:value-type="float" office:value="36.5769168621511">
                <text:p>36.5769168621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9999999999997">
                <text:p>0.849999999999997</text:p>
              </table:table-cell>
              <table:table-cell office:value-type="float" office:value="39.5350990954642">
                <text:p>39.5350990954642</text:p>
              </table:table-cell>
              <table:table-cell office:value-type="float" office:value="0.849999999999997">
                <text:p>0.849999999999997</text:p>
              </table:table-cell>
              <table:table-cell office:value-type="float" office:value="39.2733842757727">
                <text:p>39.2733842757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4999999999997">
                <text:p>0.854999999999997</text:p>
              </table:table-cell>
              <table:table-cell office:value-type="float" office:value="42.5448109590376">
                <text:p>42.5448109590376</text:p>
              </table:table-cell>
              <table:table-cell office:value-type="float" office:value="0.854999999999997">
                <text:p>0.854999999999997</text:p>
              </table:table-cell>
              <table:table-cell office:value-type="float" office:value="42.3343573152211">
                <text:p>42.3343573152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999999999997">
                <text:p>0.859999999999997</text:p>
              </table:table-cell>
              <table:table-cell office:value-type="float" office:value="45.9599707340407">
                <text:p>45.9599707340407</text:p>
              </table:table-cell>
              <table:table-cell office:value-type="float" office:value="0.859999999999997">
                <text:p>0.859999999999997</text:p>
              </table:table-cell>
              <table:table-cell office:value-type="float" office:value="45.8177799831891">
                <text:p>45.8177799831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999999999997">
                <text:p>0.864999999999997</text:p>
              </table:table-cell>
              <table:table-cell office:value-type="float" office:value="49.836880120114">
                <text:p>49.836880120114</text:p>
              </table:table-cell>
              <table:table-cell office:value-type="float" office:value="0.864999999999997">
                <text:p>0.864999999999997</text:p>
              </table:table-cell>
              <table:table-cell office:value-type="float" office:value="49.7834568480398">
                <text:p>49.7834568480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9999999999997">
                <text:p>0.869999999999997</text:p>
              </table:table-cell>
              <table:table-cell office:value-type="float" office:value="54.2249809250514">
                <text:p>54.2249809250514</text:p>
              </table:table-cell>
              <table:table-cell office:value-type="float" office:value="0.869999999999997">
                <text:p>0.869999999999997</text:p>
              </table:table-cell>
              <table:table-cell office:value-type="float" office:value="54.2831530312167">
                <text:p>54.2831530312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999999999996">
                <text:p>0.874999999999996</text:p>
              </table:table-cell>
              <table:table-cell office:value-type="float" office:value="59.1485805531505">
                <text:p>59.1485805531505</text:p>
              </table:table-cell>
              <table:table-cell office:value-type="float" office:value="0.874999999999996">
                <text:p>0.874999999999996</text:p>
              </table:table-cell>
              <table:table-cell office:value-type="float" office:value="59.3395087584776">
                <text:p>59.3395087584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9999999999996">
                <text:p>0.879999999999996</text:p>
              </table:table-cell>
              <table:table-cell office:value-type="float" office:value="64.5722556719376">
                <text:p>64.5722556719376</text:p>
              </table:table-cell>
              <table:table-cell office:value-type="float" office:value="0.879999999999996">
                <text:p>0.879999999999996</text:p>
              </table:table-cell>
              <table:table-cell office:value-type="float" office:value="64.9058572932667">
                <text:p>64.9058572932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4999999999996">
                <text:p>0.884999999999996</text:p>
              </table:table-cell>
              <table:table-cell office:value-type="float" office:value="70.3429832531887">
                <text:p>70.3429832531887</text:p>
              </table:table-cell>
              <table:table-cell office:value-type="float" office:value="0.884999999999996">
                <text:p>0.884999999999996</text:p>
              </table:table-cell>
              <table:table-cell office:value-type="float" office:value="70.7992489440972">
                <text:p>70.799248944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9999999999996">
                <text:p>0.889999999999996</text:p>
              </table:table-cell>
              <table:table-cell office:value-type="float" office:value="76.1114039168727">
                <text:p>76.1114039168727</text:p>
              </table:table-cell>
              <table:table-cell office:value-type="float" office:value="0.889999999999996">
                <text:p>0.889999999999996</text:p>
              </table:table-cell>
              <table:table-cell office:value-type="float" office:value="76.6120085769249">
                <text:p>76.6120085769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999999999996">
                <text:p>0.894999999999996</text:p>
              </table:table-cell>
              <table:table-cell office:value-type="float" office:value="81.267311024769">
                <text:p>81.267311024769</text:p>
              </table:table-cell>
              <table:table-cell office:value-type="float" office:value="0.894999999999996">
                <text:p>0.894999999999996</text:p>
              </table:table-cell>
              <table:table-cell office:value-type="float" office:value="81.6498540252498">
                <text:p>81.6498540252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84.981250369944">
                <text:p>84.981250369944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85.0110770918658">
                <text:p>85.0110770918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999999999996">
                <text:p>0.904999999999996</text:p>
              </table:table-cell>
              <table:table-cell office:value-type="float" office:value="86.4553839146808">
                <text:p>86.4553839146808</text:p>
              </table:table-cell>
              <table:table-cell office:value-type="float" office:value="0.904999999999996">
                <text:p>0.904999999999996</text:p>
              </table:table-cell>
              <table:table-cell office:value-type="float" office:value="85.9092448601957">
                <text:p>85.9092448601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999999999996">
                <text:p>0.909999999999996</text:p>
              </table:table-cell>
              <table:table-cell office:value-type="float" office:value="85.3208001273361">
                <text:p>85.3208001273361</text:p>
              </table:table-cell>
              <table:table-cell office:value-type="float" office:value="0.909999999999996">
                <text:p>0.909999999999996</text:p>
              </table:table-cell>
              <table:table-cell office:value-type="float" office:value="84.1064927140948">
                <text:p>84.10649271409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4999999999996">
                <text:p>0.914999999999996</text:p>
              </table:table-cell>
              <table:table-cell office:value-type="float" office:value="81.8641800358834">
                <text:p>81.8641800358834</text:p>
              </table:table-cell>
              <table:table-cell office:value-type="float" office:value="0.914999999999996">
                <text:p>0.914999999999996</text:p>
              </table:table-cell>
              <table:table-cell office:value-type="float" office:value="80.0681339223623">
                <text:p>80.0681339223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999999999996">
                <text:p>0.919999999999996</text:p>
              </table:table-cell>
              <table:table-cell office:value-type="float" office:value="76.8494598235955">
                <text:p>76.8494598235955</text:p>
              </table:table-cell>
              <table:table-cell office:value-type="float" office:value="0.919999999999996">
                <text:p>0.919999999999996</text:p>
              </table:table-cell>
              <table:table-cell office:value-type="float" office:value="74.6700148117508">
                <text:p>74.6700148117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4999999999996">
                <text:p>0.924999999999996</text:p>
              </table:table-cell>
              <table:table-cell office:value-type="float" office:value="71.1214184022334">
                <text:p>71.1214184022334</text:p>
              </table:table-cell>
              <table:table-cell office:value-type="float" office:value="0.924999999999996">
                <text:p>0.924999999999996</text:p>
              </table:table-cell>
              <table:table-cell office:value-type="float" office:value="68.766337478624">
                <text:p>68.766337478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9999999999995">
                <text:p>0.929999999999995</text:p>
              </table:table-cell>
              <table:table-cell office:value-type="float" office:value="65.3256008092774">
                <text:p>65.3256008092774</text:p>
              </table:table-cell>
              <table:table-cell office:value-type="float" office:value="0.929999999999995">
                <text:p>0.929999999999995</text:p>
              </table:table-cell>
              <table:table-cell office:value-type="float" office:value="62.9521533549064">
                <text:p>62.9521533549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999999999995">
                <text:p>0.934999999999995</text:p>
              </table:table-cell>
              <table:table-cell office:value-type="float" office:value="59.8434814053463">
                <text:p>59.8434814053463</text:p>
              </table:table-cell>
              <table:table-cell office:value-type="float" office:value="0.934999999999995">
                <text:p>0.934999999999995</text:p>
              </table:table-cell>
              <table:table-cell office:value-type="float" office:value="57.5482351966731">
                <text:p>57.5482351966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9999999999995">
                <text:p>0.939999999999995</text:p>
              </table:table-cell>
              <table:table-cell office:value-type="float" office:value="54.8494130603217">
                <text:p>54.8494130603217</text:p>
              </table:table-cell>
              <table:table-cell office:value-type="float" office:value="0.939999999999995">
                <text:p>0.939999999999995</text:p>
              </table:table-cell>
              <table:table-cell office:value-type="float" office:value="52.6816289253968">
                <text:p>52.681628925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999999999995">
                <text:p>0.944999999999995</text:p>
              </table:table-cell>
              <table:table-cell office:value-type="float" office:value="50.3905754237411">
                <text:p>50.3905754237411</text:p>
              </table:table-cell>
              <table:table-cell office:value-type="float" office:value="0.944999999999995">
                <text:p>0.944999999999995</text:p>
              </table:table-cell>
              <table:table-cell office:value-type="float" office:value="48.3692147399662">
                <text:p>48.3692147399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46.4481689571769">
                <text:p>46.4481689571769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44.5750191298635">
                <text:p>44.575019129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4999999999995">
                <text:p>0.954999999999995</text:p>
              </table:table-cell>
              <table:table-cell office:value-type="float" office:value="42.9747648719414">
                <text:p>42.9747648719414</text:p>
              </table:table-cell>
              <table:table-cell office:value-type="float" office:value="0.954999999999995">
                <text:p>0.954999999999995</text:p>
              </table:table-cell>
              <table:table-cell office:value-type="float" office:value="41.2428584536229">
                <text:p>41.2428584536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9999999999995">
                <text:p>0.959999999999995</text:p>
              </table:table-cell>
              <table:table-cell office:value-type="float" office:value="39.9143200452882">
                <text:p>39.9143200452882</text:p>
              </table:table-cell>
              <table:table-cell office:value-type="float" office:value="0.959999999999995">
                <text:p>0.959999999999995</text:p>
              </table:table-cell>
              <table:table-cell office:value-type="float" office:value="38.3128319987033">
                <text:p>38.3128319987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4999999999995">
                <text:p>0.964999999999995</text:p>
              </table:table-cell>
              <table:table-cell office:value-type="float" office:value="37.2118269143989">
                <text:p>37.2118269143989</text:p>
              </table:table-cell>
              <table:table-cell office:value-type="float" office:value="0.964999999999995">
                <text:p>0.964999999999995</text:p>
              </table:table-cell>
              <table:table-cell office:value-type="float" office:value="35.7287402450296">
                <text:p>35.7287402450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9999999999995">
                <text:p>0.969999999999995</text:p>
              </table:table-cell>
              <table:table-cell office:value-type="float" office:value="34.8173727250883">
                <text:p>34.8173727250883</text:p>
              </table:table-cell>
              <table:table-cell office:value-type="float" office:value="0.969999999999995">
                <text:p>0.969999999999995</text:p>
              </table:table-cell>
              <table:table-cell office:value-type="float" office:value="33.4408402581041">
                <text:p>33.4408402581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4999999999995">
                <text:p>0.974999999999995</text:p>
              </table:table-cell>
              <table:table-cell office:value-type="float" office:value="32.6873942443">
                <text:p>32.6873942443</text:p>
              </table:table-cell>
              <table:table-cell office:value-type="float" office:value="0.974999999999995">
                <text:p>0.974999999999995</text:p>
              </table:table-cell>
              <table:table-cell office:value-type="float" office:value="31.4063744560834">
                <text:p>31.4063744560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9999999999994">
                <text:p>0.979999999999994</text:p>
              </table:table-cell>
              <table:table-cell office:value-type="float" office:value="30.7846267714117">
                <text:p>30.7846267714117</text:p>
              </table:table-cell>
              <table:table-cell office:value-type="float" office:value="0.979999999999994">
                <text:p>0.979999999999994</text:p>
              </table:table-cell>
              <table:table-cell office:value-type="float" office:value="29.5891301494477">
                <text:p>29.5891301494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4999999999994">
                <text:p>0.984999999999994</text:p>
              </table:table-cell>
              <table:table-cell office:value-type="float" office:value="29.0775125266859">
                <text:p>29.0775125266859</text:p>
              </table:table-cell>
              <table:table-cell office:value-type="float" office:value="0.984999999999994">
                <text:p>0.984999999999994</text:p>
              </table:table-cell>
              <table:table-cell office:value-type="float" office:value="27.958647255768">
                <text:p>27.958647255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999999999994">
                <text:p>0.989999999999994</text:p>
              </table:table-cell>
              <table:table-cell office:value-type="float" office:value="27.5394410662148">
                <text:p>27.5394410662148</text:p>
              </table:table-cell>
              <table:table-cell office:value-type="float" office:value="0.989999999999994">
                <text:p>0.989999999999994</text:p>
              </table:table-cell>
              <table:table-cell office:value-type="float" office:value="26.4893614259325">
                <text:p>26.4893614259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4999999999994">
                <text:p>0.994999999999994</text:p>
              </table:table-cell>
              <table:table-cell office:value-type="float" office:value="26.1479924777241">
                <text:p>26.1479924777241</text:p>
              </table:table-cell>
              <table:table-cell office:value-type="float" office:value="0.994999999999994">
                <text:p>0.994999999999994</text:p>
              </table:table-cell>
              <table:table-cell office:value-type="float" office:value="25.1598053431113">
                <text:p>25.1598053431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4">
                <text:p>0.999999999999994</text:p>
              </table:table-cell>
              <table:table-cell office:value-type="float" office:value="24.884253434344">
                <text:p>24.884253434344</text:p>
              </table:table-cell>
              <table:table-cell office:value-type="float" office:value="0.999999999999994">
                <text:p>0.999999999999994</text:p>
              </table:table-cell>
              <table:table-cell office:value-type="float" office:value="23.951911754813">
                <text:p>23.951911754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99999999999">
                <text:p>1.00499999999999</text:p>
              </table:table-cell>
              <table:table-cell office:value-type="float" office:value="23.7322277513158">
                <text:p>23.7322277513158</text:p>
              </table:table-cell>
              <table:table-cell office:value-type="float" office:value="1.00499999999999">
                <text:p>1.00499999999999</text:p>
              </table:table-cell>
              <table:table-cell office:value-type="float" office:value="22.850425414483">
                <text:p>22.850425414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22.6783410592351">
                <text:p>22.6783410592351</text:p>
              </table:table-cell>
              <table:table-cell office:value-type="float" office:value="1.00999999999999">
                <text:p>1.00999999999999</text:p>
              </table:table-cell>
              <table:table-cell office:value-type="float" office:value="21.8424157575046">
                <text:p>21.8424157575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499999999999">
                <text:p>1.01499999999999</text:p>
              </table:table-cell>
              <table:table-cell office:value-type="float" office:value="21.7110302241913">
                <text:p>21.7110302241913</text:p>
              </table:table-cell>
              <table:table-cell office:value-type="float" office:value="1.01499999999999">
                <text:p>1.01499999999999</text:p>
              </table:table-cell>
              <table:table-cell office:value-type="float" office:value="20.9168768304629">
                <text:p>20.9168768304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999999999999">
                <text:p>1.01999999999999</text:p>
              </table:table-cell>
              <table:table-cell office:value-type="float" office:value="20.8204054096741">
                <text:p>20.8204054096741</text:p>
              </table:table-cell>
              <table:table-cell office:value-type="float" office:value="1.01999999999999">
                <text:p>1.01999999999999</text:p>
              </table:table-cell>
              <table:table-cell office:value-type="float" office:value="20.0644002686053">
                <text:p>20.064400268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499999999999">
                <text:p>1.02499999999999</text:p>
              </table:table-cell>
              <table:table-cell office:value-type="float" office:value="19.9979727712964">
                <text:p>19.9979727712964</text:p>
              </table:table-cell>
              <table:table-cell office:value-type="float" office:value="1.02499999999999">
                <text:p>1.02499999999999</text:p>
              </table:table-cell>
              <table:table-cell office:value-type="float" office:value="19.276908303481">
                <text:p>19.27690830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2999999999999">
                <text:p>1.02999999999999</text:p>
              </table:table-cell>
              <table:table-cell office:value-type="float" office:value="19.2364070188915">
                <text:p>19.2364070188915</text:p>
              </table:table-cell>
              <table:table-cell office:value-type="float" office:value="1.02999999999999">
                <text:p>1.02999999999999</text:p>
              </table:table-cell>
              <table:table-cell office:value-type="float" office:value="18.5474356092553">
                <text:p>18.5474356092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499999999999">
                <text:p>1.03499999999999</text:p>
              </table:table-cell>
              <table:table-cell office:value-type="float" office:value="18.5293646658791">
                <text:p>18.5293646658791</text:p>
              </table:table-cell>
              <table:table-cell office:value-type="float" office:value="1.03499999999999">
                <text:p>1.03499999999999</text:p>
              </table:table-cell>
              <table:table-cell office:value-type="float" office:value="17.8699506852324">
                <text:p>17.8699506852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999999999999">
                <text:p>1.03999999999999</text:p>
              </table:table-cell>
              <table:table-cell office:value-type="float" office:value="17.8713303487853">
                <text:p>17.8713303487853</text:p>
              </table:table-cell>
              <table:table-cell office:value-type="float" office:value="1.03999999999999">
                <text:p>1.03999999999999</text:p>
              </table:table-cell>
              <table:table-cell office:value-type="float" office:value="17.2392091860808">
                <text:p>17.2392091860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499999999999">
                <text:p>1.04499999999999</text:p>
              </table:table-cell>
              <table:table-cell office:value-type="float" office:value="17.2574899939393">
                <text:p>17.2574899939393</text:p>
              </table:table-cell>
              <table:table-cell office:value-type="float" office:value="1.04499999999999">
                <text:p>1.04499999999999</text:p>
              </table:table-cell>
              <table:table-cell office:value-type="float" office:value="16.650633073769">
                <text:p>16.650633073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999999999999">
                <text:p>1.04999999999999</text:p>
              </table:table-cell>
              <table:table-cell office:value-type="float" office:value="16.6836257912785">
                <text:p>16.6836257912785</text:p>
              </table:table-cell>
              <table:table-cell office:value-type="float" office:value="1.04999999999999">
                <text:p>1.04999999999999</text:p>
              </table:table-cell>
              <table:table-cell office:value-type="float" office:value="16.1002106727603">
                <text:p>16.1002106727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499999999999">
                <text:p>1.05499999999999</text:p>
              </table:table-cell>
              <table:table-cell office:value-type="float" office:value="16.1460289114582">
                <text:p>16.1460289114582</text:p>
              </table:table-cell>
              <table:table-cell office:value-type="float" office:value="1.05499999999999">
                <text:p>1.05499999999999</text:p>
              </table:table-cell>
              <table:table-cell office:value-type="float" office:value="15.584413688558">
                <text:p>15.584413688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15.6414266953923">
                <text:p>15.6414266953923</text:p>
              </table:table-cell>
              <table:table-cell office:value-type="float" office:value="1.05999999999999">
                <text:p>1.05999999999999</text:p>
              </table:table-cell>
              <table:table-cell office:value-type="float" office:value="15.1001280342742">
                <text:p>15.1001280342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99999999999">
                <text:p>1.06499999999999</text:p>
              </table:table-cell>
              <table:table-cell office:value-type="float" office:value="15.1669216834803">
                <text:p>15.1669216834803</text:p>
              </table:table-cell>
              <table:table-cell office:value-type="float" office:value="1.06499999999999">
                <text:p>1.06499999999999</text:p>
              </table:table-cell>
              <table:table-cell office:value-type="float" office:value="14.6445959353318">
                <text:p>14.6445959353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14.719940362773">
                <text:p>14.719940362773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14.2153672796528">
                <text:p>14.2153672796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99999999999">
                <text:p>1.07499999999999</text:p>
              </table:table-cell>
              <table:table-cell office:value-type="float" office:value="14.2981899186051">
                <text:p>14.2981899186051</text:p>
              </table:table-cell>
              <table:table-cell office:value-type="float" office:value="1.07499999999999">
                <text:p>1.07499999999999</text:p>
              </table:table-cell>
              <table:table-cell office:value-type="float" office:value="13.8102585757793">
                <text:p>13.8102585757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999999999999">
                <text:p>1.07999999999999</text:p>
              </table:table-cell>
              <table:table-cell office:value-type="float" office:value="13.8996216032886">
                <text:p>13.8996216032886</text:p>
              </table:table-cell>
              <table:table-cell office:value-type="float" office:value="1.07999999999999">
                <text:p>1.07999999999999</text:p>
              </table:table-cell>
              <table:table-cell office:value-type="float" office:value="13.4273181955408">
                <text:p>13.4273181955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499999999999">
                <text:p>1.08499999999999</text:p>
              </table:table-cell>
              <table:table-cell office:value-type="float" office:value="13.5223995951026">
                <text:p>13.5223995951026</text:p>
              </table:table-cell>
              <table:table-cell office:value-type="float" office:value="1.08499999999999">
                <text:p>1.08499999999999</text:p>
              </table:table-cell>
              <table:table-cell office:value-type="float" office:value="13.0647968281406">
                <text:p>13.06479682814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999999999999">
                <text:p>1.08999999999999</text:p>
              </table:table-cell>
              <table:table-cell office:value-type="float" office:value="13.1648744294978">
                <text:p>13.1648744294978</text:p>
              </table:table-cell>
              <table:table-cell office:value-type="float" office:value="1.08999999999999">
                <text:p>1.08999999999999</text:p>
              </table:table-cell>
              <table:table-cell office:value-type="float" office:value="12.7211222723585">
                <text:p>12.7211222723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99999999999">
                <text:p>1.09499999999999</text:p>
              </table:table-cell>
              <table:table-cell office:value-type="float" office:value="12.8255602519188">
                <text:p>12.8255602519188</text:p>
              </table:table-cell>
              <table:table-cell office:value-type="float" office:value="1.09499999999999">
                <text:p>1.09499999999999</text:p>
              </table:table-cell>
              <table:table-cell office:value-type="float" office:value="12.3948778535764">
                <text:p>12.3948778535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12.5031152764251">
                <text:p>12.5031152764251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12.0847838808689">
                <text:p>12.0847838808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50" chart:interval-major="10" chart:reverse-direction="false" text:line-break="false" loext:try-staggering-first="false" chart:link-data-style-to-source="true" chart:axis-position="start" chart:tick-mark-position="at-axis"/>
      <style:graphic-properties svg:stroke-color="#bfbfbf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-30" chart:maximum="30" chart:interval-major="10" chart:reverse-direction="false" text:line-break="false" loext:try-staggering-first="false" chart:link-data-style-to-source="true" chart:axis-position="start" chart:tick-mark-position="at-axis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stroke="solid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92cm" svg:height="9.116cm" xlink:href=".." xlink:type="simple" chart:class="chart:scatter" chart:style-name="ch1">
        <chart:plot-area chart:style-name="ch2" table:cell-range-address="Sheet1.J12:Sheet1.K27" svg:x="0.75cm" svg:y="0.184cm" svg:width="7.531cm" svg:height="8.189cm">
          <chartooo:coordinate-region svg:x="1.257cm" svg:y="0.347cm" svg:width="6.87cm" svg:height="7.601cm"/>
          <chart:axis chart:dimension="x" chart:name="primary-x" chart:style-name="ch3">
            <chart:title svg:x="3.625cm" svg:y="8.556cm" chart:style-name="ch4">
              <text:p>Re[μ] (a. u.)</text:p>
            </chart:title>
          </chart:axis>
          <chart:axis chart:dimension="y" chart:name="primary-y" chart:style-name="ch5">
            <chart:title svg:x="0.038cm" svg:y="5.148cm" chart:style-name="ch6">
              <text:p>Im[μ] (a. u.)</text:p>
            </chart:title>
          </chart:axis>
          <chart:series chart:style-name="ch7" chart:values-cell-range-address="Sheet1.K12:Sheet1.K27" chart:class="chart:scatter">
            <chart:domain table:cell-range-address="Sheet1.J12:Sheet1.J2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165290595428">
                <text:p>1.11165290595428</text:p>
                <draw:g>
                  <svg:desc>Sheet1.J12:Sheet1.J27</svg:desc>
                </draw:g>
              </table:table-cell>
              <table:table-cell office:value-type="float" office:value="6.24431869857121">
                <text:p>6.24431869857121</text:p>
                <draw:g>
                  <svg:desc>Sheet1.K12:Sheet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2474510125013">
                <text:p>1.62474510125013</text:p>
              </table:table-cell>
              <table:table-cell office:value-type="float" office:value="8.5172120932675">
                <text:p>8.5172120932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342521789353">
                <text:p>3.58342521789353</text:p>
              </table:table-cell>
              <table:table-cell office:value-type="float" office:value="11.5192144855657">
                <text:p>11.5192144855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2838602371945">
                <text:p>13.2838602371945</text:p>
              </table:table-cell>
              <table:table-cell office:value-type="float" office:value="17.8086888376874">
                <text:p>17.8086888376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2619609918961">
                <text:p>23.2619609918961</text:p>
              </table:table-cell>
              <table:table-cell office:value-type="float" office:value="24.0044816069223">
                <text:p>24.0044816069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419521493173">
                <text:p>37.419521493173</text:p>
              </table:table-cell>
              <table:table-cell office:value-type="float" office:value="18.1860877471118">
                <text:p>18.1860877471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610497811278">
                <text:p>47.2610497811278</text:p>
              </table:table-cell>
              <table:table-cell office:value-type="float" office:value="4.76726986630329">
                <text:p>4.76726986630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1326425741508">
                <text:p>49.1326425741508</text:p>
              </table:table-cell>
              <table:table-cell office:value-type="float" office:value="-6.67792530516679">
                <text:p>-6.6779253051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0858676769188">
                <text:p>48.0858676769188</text:p>
              </table:table-cell>
              <table:table-cell office:value-type="float" office:value="-12.3205916809138">
                <text:p>-12.3205916809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.2362652697035">
                <text:p>49.2362652697035</text:p>
              </table:table-cell>
              <table:table-cell office:value-type="float" office:value="-6.92846911656446">
                <text:p>-6.92846911656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1481894725738">
                <text:p>45.1481894725738</text:p>
              </table:table-cell>
              <table:table-cell office:value-type="float" office:value="-17.678839489687">
                <text:p>-17.678839489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3372641028049">
                <text:p>38.3372641028049</text:p>
              </table:table-cell>
              <table:table-cell office:value-type="float" office:value="-21.454080907192">
                <text:p>-21.454080907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5759301958268">
                <text:p>22.5759301958268</text:p>
              </table:table-cell>
              <table:table-cell office:value-type="float" office:value="-22.8614252771058">
                <text:p>-22.8614252771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2396901746901">
                <text:p>3.02396901746901</text:p>
              </table:table-cell>
              <table:table-cell office:value-type="float" office:value="-23.9371795750502">
                <text:p>-23.9371795750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7516031979434">
                <text:p>3.87516031979434</text:p>
              </table:table-cell>
              <table:table-cell office:value-type="float" office:value="-15.0927529672267">
                <text:p>-15.09275296722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8658429457767">
                <text:p>4.08658429457767</text:p>
              </table:table-cell>
              <table:table-cell office:value-type="float" office:value="-7.21713403208943">
                <text:p>-7.21713403208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true" chart:tick-marks-major-outer="false" chart:logarithmic="false" chart:minimum="0.7" chart:maximum="1.1" chart:interval-major="0.1" chart:reverse-direction="false" text:line-break="false" loext:try-staggering-first="false" chart:link-data-style-to-source="true" chart:axis-position="start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50" chart:maximum="30" chart:reverse-direction="false" text:line-break="false" loext:try-staggering-first="false" chart:link-data-style-to-source="true" chart:axis-position="start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004586" draw:fill-color="#004586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ff420e" draw:fill-color="#ff420e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549cm" svg:height="8.671cm" xlink:href=".." xlink:type="simple" chart:class="chart:scatter" chart:style-name="ch1">
        <chart:legend svg:x="7.033cm" svg:y="1.378cm" style:legend-expansion="custom" chartooo:width="1.218cm" chartooo:height="0.932cm" style:legend-expansion-aspect-ratio="1.3068669527897" chart:style-name="ch2"/>
        <chart:plot-area chart:style-name="ch3" table:cell-range-address="Sheet1.C12:Sheet1.C27 Sheet1.J11:Sheet1.K27" chart:data-source-has-labels="row" svg:x="1.176cm" svg:y="0.173cm" svg:width="8.183cm" svg:height="7.369cm">
          <chartooo:coordinate-region svg:x="1.683cm" svg:y="0.336cm" svg:width="7.481cm" svg:height="6.781cm"/>
          <chart:axis chart:dimension="x" chart:name="primary-x" chart:style-name="ch4">
            <chart:title svg:x="4.133cm" svg:y="7.716cm" chart:style-name="ch5">
              <text:p>Frequency [Hz]</text:p>
            </chart:title>
          </chart:axis>
          <chart:axis chart:dimension="y" chart:name="primary-y" chart:style-name="ch6">
            <chart:title svg:x="0.451cm" svg:y="4.463cm" chart:style-name="ch7">
              <text:p>μ (a. u.)</text:p>
            </chart:title>
          </chart:axis>
          <chart:series chart:style-name="ch8" chart:values-cell-range-address="Sheet1.K12:Sheet1.K27" chart:label-cell-address="Sheet1.J11:Sheet1.J11" chart:class="chart:scatter">
            <chart:domain table:cell-range-address="Sheet1.C12:Sheet1.C27"/>
            <chart:data-point chart:repeated="16"/>
          </chart:series>
          <chart:series chart:style-name="ch9" chart:values-cell-range-address="Sheet1.J12:Sheet1.J27" chart:label-cell-address="Sheet1.K11:Sheet1.K1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(μ)</text:p>
                <draw:g>
                  <svg:desc>Sheet1.J11:Sheet1.J11</svg:desc>
                </draw:g>
              </table:table-cell>
              <table:table-cell office:value-type="string">
                <text:p>Im(μ)</text:p>
                <draw:g>
                  <svg:desc>Sheet1.K11:Sheet1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1">
                <text:p>0.701</text:p>
                <draw:g>
                  <svg:desc>Sheet1.C12:Sheet1.C27</svg:desc>
                </draw:g>
              </table:table-cell>
              <table:table-cell office:value-type="float" office:value="6.24431869857121">
                <text:p>6.24431869857121</text:p>
                <draw:g>
                  <svg:desc>Sheet1.K12:Sheet1.K27</svg:desc>
                </draw:g>
              </table:table-cell>
              <table:table-cell office:value-type="float" office:value="1.11165290595428">
                <text:p>1.11165290595428</text:p>
                <draw:g>
                  <svg:desc>Sheet1.J12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8.5172120932675">
                <text:p>8.5172120932675</text:p>
              </table:table-cell>
              <table:table-cell office:value-type="float" office:value="1.62474510125013">
                <text:p>1.62474510125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1.5192144855657">
                <text:p>11.5192144855657</text:p>
              </table:table-cell>
              <table:table-cell office:value-type="float" office:value="3.58342521789353">
                <text:p>3.58342521789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17.8086888376874">
                <text:p>17.8086888376874</text:p>
              </table:table-cell>
              <table:table-cell office:value-type="float" office:value="13.2838602371945">
                <text:p>13.2838602371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5">
                <text:p>0.875</text:p>
              </table:table-cell>
              <table:table-cell office:value-type="float" office:value="24.0044816069223">
                <text:p>24.0044816069223</text:p>
              </table:table-cell>
              <table:table-cell office:value-type="float" office:value="23.2619609918961">
                <text:p>23.26196099189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18.1860877471118">
                <text:p>18.1860877471118</text:p>
              </table:table-cell>
              <table:table-cell office:value-type="float" office:value="37.419521493173">
                <text:p>37.419521493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4.76726986630329">
                <text:p>4.76726986630329</text:p>
              </table:table-cell>
              <table:table-cell office:value-type="float" office:value="47.2610497811278">
                <text:p>47.2610497811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">
                <text:p>0.905</text:p>
              </table:table-cell>
              <table:table-cell office:value-type="float" office:value="-6.67792530516679">
                <text:p>-6.67792530516679</text:p>
              </table:table-cell>
              <table:table-cell office:value-type="float" office:value="49.1326425741508">
                <text:p>49.1326425741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">
                <text:p>0.906</text:p>
              </table:table-cell>
              <table:table-cell office:value-type="float" office:value="-12.3205916809138">
                <text:p>-12.3205916809138</text:p>
              </table:table-cell>
              <table:table-cell office:value-type="float" office:value="48.0858676769188">
                <text:p>48.0858676769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75">
                <text:p>0.9075</text:p>
              </table:table-cell>
              <table:table-cell office:value-type="float" office:value="-6.92846911656446">
                <text:p>-6.92846911656446</text:p>
              </table:table-cell>
              <table:table-cell office:value-type="float" office:value="49.2362652697035">
                <text:p>49.2362652697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-17.678839489687">
                <text:p>-17.678839489687</text:p>
              </table:table-cell>
              <table:table-cell office:value-type="float" office:value="45.1481894725738">
                <text:p>45.1481894725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-21.454080907192">
                <text:p>-21.454080907192</text:p>
              </table:table-cell>
              <table:table-cell office:value-type="float" office:value="38.3372641028049">
                <text:p>38.33726410280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">
                <text:p>0.94</text:p>
              </table:table-cell>
              <table:table-cell office:value-type="float" office:value="-22.8614252771058">
                <text:p>-22.8614252771058</text:p>
              </table:table-cell>
              <table:table-cell office:value-type="float" office:value="22.5759301958268">
                <text:p>22.5759301958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">
                <text:p>0.96</text:p>
              </table:table-cell>
              <table:table-cell office:value-type="float" office:value="-23.9371795750502">
                <text:p>-23.9371795750502</text:p>
              </table:table-cell>
              <table:table-cell office:value-type="float" office:value="3.02396901746901">
                <text:p>3.02396901746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-15.0927529672267">
                <text:p>-15.0927529672267</text:p>
              </table:table-cell>
              <table:table-cell office:value-type="float" office:value="3.87516031979434">
                <text:p>3.87516031979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-7.21713403208943">
                <text:p>-7.21713403208943</text:p>
              </table:table-cell>
              <table:table-cell office:value-type="float" office:value="4.08658429457767">
                <text:p>4.08658429457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false" chart:logarithmic="false" chart:minimum="0.7" chart:maximum="1.1" chart:origin="0" chart:interval-major="0.1" chart:reverse-direction="false" text:line-break="false" loext:try-staggering-first="false" chart:link-data-style-to-source="true" chart:axis-position="start" chart:tick-mark-position="at-axis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-5" chart:maximum="10" chart:origin="0" chart:interval-major="5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32cm" svg:height="10.452cm" xlink:href=".." xlink:type="simple" chart:class="chart:scatter" chart:style-name="ch1">
        <chart:legend svg:x="8.976cm" svg:y="2.549cm" style:legend-expansion="custom" chartooo:width="1.444cm" chartooo:height="0.87cm" style:legend-expansion-aspect-ratio="1.65977011494253" chart:style-name="ch2"/>
        <chart:plot-area chart:style-name="ch3" table:cell-range-address="Sheet1.C12:Sheet1.C27 Sheet1.L11:Sheet1.M27" chart:data-source-has-labels="row" svg:x="1.162cm" svg:y="0.206cm" svg:width="10.744cm" svg:height="9.215cm">
          <chartooo:coordinate-region svg:x="1.568cm" svg:y="0.369cm" svg:width="10.143cm" svg:height="8.627cm"/>
          <chart:axis chart:dimension="x" chart:name="primary-x" chart:style-name="ch4">
            <chart:title svg:x="5.4cm" svg:y="9.631cm" chart:style-name="ch5">
              <text:p>Frequency [Hz]</text:p>
            </chart:title>
          </chart:axis>
          <chart:axis chart:dimension="y" chart:name="primary-y" chart:style-name="ch6">
            <chart:title svg:x="0.381cm" svg:y="5.409cm" chart:style-name="ch7">
              <text:p>χ (a. u.)</text:p>
            </chart:title>
          </chart:axis>
          <chart:series chart:style-name="ch8" chart:values-cell-range-address="Sheet1.L12:Sheet1.L27" chart:label-cell-address="Sheet1.L11:Sheet1.L11" chart:class="chart:scatter">
            <chart:domain table:cell-range-address="Sheet1.C12:Sheet1.C27"/>
            <chart:data-point chart:repeated="16"/>
          </chart:series>
          <chart:series chart:style-name="ch9" chart:values-cell-range-address="Sheet1.M12:Sheet1.M27" chart:label-cell-address="Sheet1.M11:Sheet1.M1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e(χ)</text:p>
                <draw:g>
                  <svg:desc>Sheet1.L11:Sheet1.L11</svg:desc>
                </draw:g>
              </table:table-cell>
              <table:table-cell office:value-type="string">
                <text:p>Im(χ)</text:p>
                <draw:g>
                  <svg:desc>Sheet1.M11:Sheet1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1">
                <text:p>0.701</text:p>
                <draw:g>
                  <svg:desc>Sheet1.C12:Sheet1.C27</svg:desc>
                </draw:g>
              </table:table-cell>
              <table:table-cell office:value-type="float" office:value="0.252389522090005">
                <text:p>0.252389522090005</text:p>
                <draw:g>
                  <svg:desc>Sheet1.L12:Sheet1.L27</svg:desc>
                </draw:g>
              </table:table-cell>
              <table:table-cell office:value-type="float" office:value="1.41770925409238">
                <text:p>1.41770925409238</text:p>
                <draw:g>
                  <svg:desc>Sheet1.M12:Sheet1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344781618837734">
                <text:p>0.344781618837734</text:p>
              </table:table-cell>
              <table:table-cell office:value-type="float" office:value="1.80740854134079">
                <text:p>1.80740854134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712899795784884">
                <text:p>0.712899795784884</text:p>
              </table:table-cell>
              <table:table-cell office:value-type="float" office:value="2.29167490739194">
                <text:p>2.2916749073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2.48728472951928">
                <text:p>2.48728472951928</text:p>
              </table:table-cell>
              <table:table-cell office:value-type="float" office:value="3.33451865706284">
                <text:p>3.33451865706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5">
                <text:p>0.875</text:p>
              </table:table-cell>
              <table:table-cell office:value-type="float" office:value="4.23114980328127">
                <text:p>4.23114980328127</text:p>
              </table:table-cell>
              <table:table-cell office:value-type="float" office:value="4.36620789040019">
                <text:p>4.36620789040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6.69157507165382">
                <text:p>6.69157507165382</text:p>
              </table:table-cell>
              <table:table-cell office:value-type="float" office:value="3.25214130388292">
                <text:p>3.25214130388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8.35758854264292">
                <text:p>8.35758854264292</text:p>
              </table:table-cell>
              <table:table-cell office:value-type="float" office:value="0.843038404750231">
                <text:p>0.843038404750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">
                <text:p>0.905</text:p>
              </table:table-cell>
              <table:table-cell office:value-type="float" office:value="8.64055572689879">
                <text:p>8.64055572689879</text:p>
              </table:table-cell>
              <table:table-cell office:value-type="float" office:value="-1.17439206841519">
                <text:p>-1.17439206841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">
                <text:p>0.906</text:p>
              </table:table-cell>
              <table:table-cell office:value-type="float" office:value="8.44713414309538">
                <text:p>8.44713414309538</text:p>
              </table:table-cell>
              <table:table-cell office:value-type="float" office:value="-2.16433009694736">
                <text:p>-2.16433009694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75">
                <text:p>0.9075</text:p>
              </table:table-cell>
              <table:table-cell office:value-type="float" office:value="8.63492561659188">
                <text:p>8.63492561659188</text:p>
              </table:table-cell>
              <table:table-cell office:value-type="float" office:value="-1.21509653769782">
                <text:p>-1.215096537697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7.89621706176878">
                <text:p>7.89621706176878</text:p>
              </table:table-cell>
              <table:table-cell office:value-type="float" office:value="-3.09195021199108">
                <text:p>-3.09195021199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6.63213596367486">
                <text:p>6.63213596367486</text:p>
              </table:table-cell>
              <table:table-cell office:value-type="float" office:value="-3.71143807160115">
                <text:p>-3.71143807160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">
                <text:p>0.94</text:p>
              </table:table-cell>
              <table:table-cell office:value-type="float" office:value="3.82241583570576">
                <text:p>3.82241583570576</text:p>
              </table:table-cell>
              <table:table-cell office:value-type="float" office:value="-3.8707540840185">
                <text:p>-3.8707540840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">
                <text:p>0.96</text:p>
              </table:table-cell>
              <table:table-cell office:value-type="float" office:value="0.501332934257224">
                <text:p>0.501332934257224</text:p>
              </table:table-cell>
              <table:table-cell office:value-type="float" office:value="-3.96845880525791">
                <text:p>-3.96845880525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616750920168838">
                <text:p>0.616750920168838</text:p>
              </table:table-cell>
              <table:table-cell office:value-type="float" office:value="-2.402086239599">
                <text:p>-2.402086239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591272809857947">
                <text:p>0.591272809857947</text:p>
              </table:table-cell>
              <table:table-cell office:value-type="float" office:value="-1.04422050560343">
                <text:p>-1.04422050560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false" chart:logarithmic="false" chart:minimum="0.7" chart:maximum="1.1" chart:interval-major="0.1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minimum="0" chart:maximum="180" chart:interval-major="30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1.089cm" svg:height="9.289cm" xlink:href=".." xlink:type="simple" chart:class="chart:scatter" chart:style-name="ch1">
        <chart:legend svg:x="7.015cm" svg:y="6.043cm" style:legend-expansion="custom" chartooo:width="2.027cm" chartooo:height="0.707cm" style:legend-expansion-aspect-ratio="2.86704384724187" chart:style-name="ch2"/>
        <chart:plot-area chart:style-name="ch3" table:cell-range-address="Sheet1.C12:Sheet1.C27 Sheet1.A12:Sheet1.A12 Sheet1.G12:Sheet1.G27 Sheet1.A30:Sheet1.A30 Sheet1.G30:Sheet1.G45" chart:data-source-has-labels="row" svg:x="0.599cm" svg:y="0.174cm" svg:width="10.003cm" svg:height="8.463cm">
          <chartooo:coordinate-region svg:x="1.167cm" svg:y="0.337cm" svg:width="9.24cm" svg:height="7.875cm"/>
          <chart:axis chart:dimension="x" chart:name="primary-x" chart:style-name="ch4">
            <chart:title svg:x="4.466cm" svg:y="8.754cm" chart:style-name="ch5">
              <text:p>Frequency [Hz]</text:p>
            </chart:title>
          </chart:axis>
          <chart:axis chart:dimension="y" chart:name="primary-y" chart:style-name="ch6">
            <chart:title svg:x="0.001cm" svg:y="5.539cm" chart:style-name="ch7">
              <text:p>Phase [degree]</text:p>
            </chart:title>
          </chart:axis>
          <chart:series chart:style-name="ch8" chart:values-cell-range-address="Sheet1.G12:Sheet1.G27" chart:label-cell-address="Sheet1.A12:Sheet1.A12" chart:class="chart:scatter">
            <chart:domain table:cell-range-address="Sheet1.C12:Sheet1.C27"/>
            <chart:data-point chart:repeated="16"/>
          </chart:series>
          <chart:series chart:style-name="ch9" chart:values-cell-range-address="Sheet1.G30:Sheet1.G45" chart:label-cell-address="Sheet1.A30:Sheet1.A30" chart:class="chart:scatter">
            <chart:domain table:cell-range-address="Sheet1.C30:Sheet1.C45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scending</text:p>
                <draw:g>
                  <svg:desc>Sheet1.A12:Sheet1.A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escending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1">
                <text:p>0.701</text:p>
                <draw:g>
                  <svg:desc>Sheet1.C12:Sheet1.C27</svg:desc>
                </draw:g>
              </table:table-cell>
              <table:table-cell office:value-type="float" office:value="10.0944">
                <text:p>10.0944</text:p>
                <draw:g>
                  <svg:desc>Sheet1.G12:Sheet1.G27</svg:desc>
                </draw:g>
              </table:table-cell>
              <table:table-cell office:value-type="float" office:value="0.701">
                <text:p>0.701</text:p>
                <draw:g>
                  <svg:desc>Sheet1.C30:Sheet1.C45</svg:desc>
                </draw:g>
              </table:table-cell>
              <table:table-cell office:value-type="float" office:value="15.1416">
                <text:p>15.1416</text:p>
                <draw:g>
                  <svg:desc>Sheet1.G30:Sheet1.G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10.8">
                <text:p>10.8</text:p>
              </table:table-cell>
              <table:table-cell office:value-type="float" office:value="0.75">
                <text:p>0.75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7.28">
                <text:p>17.28</text:p>
              </table:table-cell>
              <table:table-cell office:value-type="float" office:value="0.8">
                <text:p>0.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36.72">
                <text:p>36.72</text:p>
              </table:table-cell>
              <table:table-cell office:value-type="float" office:value="0.85">
                <text:p>0.85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5">
                <text:p>0.875</text:p>
              </table:table-cell>
              <table:table-cell office:value-type="float" office:value="44.1">
                <text:p>44.1</text:p>
              </table:table-cell>
              <table:table-cell office:value-type="float" office:value="0.875">
                <text:p>0.875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64.08">
                <text:p>64.08</text:p>
              </table:table-cell>
              <table:table-cell office:value-type="float" office:value="0.89">
                <text:p>0.89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84.24">
                <text:p>84.24</text:p>
              </table:table-cell>
              <table:table-cell office:value-type="float" office:value="0.9">
                <text:p>0.9</text:p>
              </table:table-cell>
              <table:table-cell office:value-type="float" office:value="90.72">
                <text:p>90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5">
                <text:p>0.905</text:p>
              </table:table-cell>
              <table:table-cell office:value-type="float" office:value="97.74">
                <text:p>97.74</text:p>
              </table:table-cell>
              <table:table-cell office:value-type="float" office:value="0.905">
                <text:p>0.905</text:p>
              </table:table-cell>
              <table:table-cell office:value-type="float" office:value="91.224">
                <text:p>91.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6">
                <text:p>0.906</text:p>
              </table:table-cell>
              <table:table-cell office:value-type="float" office:value="104.3712">
                <text:p>104.3712</text:p>
              </table:table-cell>
              <table:table-cell office:value-type="float" office:value="0.906">
                <text:p>0.906</text:p>
              </table:table-cell>
              <table:table-cell office:value-type="float" office:value="104.3712">
                <text:p>104.3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75">
                <text:p>0.9075</text:p>
              </table:table-cell>
              <table:table-cell office:value-type="float" office:value="98.01">
                <text:p>98.01</text:p>
              </table:table-cell>
              <table:table-cell office:value-type="float" office:value="0.9075">
                <text:p>0.9075</text:p>
              </table:table-cell>
              <table:table-cell office:value-type="float" office:value="111.078">
                <text:p>111.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">
                <text:p>0.91</text:p>
              </table:table-cell>
              <table:table-cell office:value-type="float" office:value="111.384">
                <text:p>111.384</text:p>
              </table:table-cell>
              <table:table-cell office:value-type="float" office:value="0.91">
                <text:p>0.91</text:p>
              </table:table-cell>
              <table:table-cell office:value-type="float" office:value="104.832">
                <text:p>104.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19.232">
                <text:p>119.232</text:p>
              </table:table-cell>
              <table:table-cell office:value-type="float" office:value="0.92">
                <text:p>0.92</text:p>
              </table:table-cell>
              <table:table-cell office:value-type="float" office:value="132.48">
                <text:p>132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">
                <text:p>0.94</text:p>
              </table:table-cell>
              <table:table-cell office:value-type="float" office:value="135.36">
                <text:p>135.36</text:p>
              </table:table-cell>
              <table:table-cell office:value-type="float" office:value="0.94">
                <text:p>0.94</text:p>
              </table:table-cell>
              <table:table-cell office:value-type="float" office:value="142.128">
                <text:p>142.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">
                <text:p>0.96</text:p>
              </table:table-cell>
              <table:table-cell office:value-type="float" office:value="172.8">
                <text:p>172.8</text:p>
              </table:table-cell>
              <table:table-cell office:value-type="float" office:value="0.96">
                <text:p>0.96</text:p>
              </table:table-cell>
              <table:table-cell office:value-type="float" office:value="152.064">
                <text:p>152.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65.6">
                <text:p>165.6</text:p>
              </table:table-cell>
              <table:table-cell office:value-type="float" office:value="1">
                <text:p>1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150.48">
                <text:p>150.48</text:p>
              </table:table-cell>
              <table:table-cell office:value-type="float" office:value="1.1">
                <text:p>1.1</text:p>
              </table:table-cell>
              <table:table-cell office:value-type="float" office:value="150.48">
                <text:p>150.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